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6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3.333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3.333cm"/>
      <style:paragraph-properties style:writing-mode="lr-tb"/>
    </style:style>
    <style:style style:name="pr7" style:family="presentation" style:parent-style-name="Forestbird2-outline1">
      <style:graphic-properties fo:min-height="12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2-outline1">
      <style:graphic-properties fo:min-height="12.001cm"/>
      <style:paragraph-properties style:writing-mode="lr-tb"/>
    </style:style>
    <style:style style:name="pr10" style:family="presentation" style:parent-style-name="Forestbird2-notes">
      <style:graphic-properties draw:fill-color="#ffffff" fo:min-height="13.364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6cm" svg:x="1.5cm" svg:y="5.333cm" presentation:class="title" presentation:user-transformed="true">
          <draw:text-box>
            <text:p text:style-name="P1"><text:span text:style-name="T1">Использование потоков на C#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cm" svg:height="3.333cm" svg:x="1.5cm" svg:y="0.666cm" presentation:class="title">
          <draw:text-box>
            <text:p>Плюсы многопоточности</text:p>
          </draw:text-box>
        </draw:frame>
        <draw:frame presentation:style-name="pr4" draw:layer="layout" svg:width="25cm" svg:height="12cm" svg:x="1.5cm" svg:y="4.666cm" presentation:class="outline">
          <draw:text-box>
            <text:list text:style-name="L2">
              <text:list-item>
                <text:p>Улучшение производительности</text:p>
              </text:list-item>
              <text:list-item>
                <text:p>Увеличение отзывчивости</text:p>
              </text:list-item>
              <text:list-item>
                <text:p>Уменьшение времени простоя</text:p>
              </text:list-item>
              <text:list-item>
                <text:p>Лучшая масштабируемость</text:p>
              </text:list-item>
              <text:list-item>
                <text:p>Улучшение модульност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cm" svg:height="3.333cm" svg:x="1.5cm" svg:y="0.666cm" presentation:class="title" presentation:user-transformed="true">
          <draw:text-box>
            <text:p>Многопоточность в C#</text:p>
          </draw:text-box>
        </draw:frame>
        <draw:frame presentation:style-name="pr7" draw:layer="layout" svg:width="25cm" svg:height="12cm" svg:x="1.5cm" svg:y="4.666cm" presentation:class="outline">
          <draw:text-box>
            <text:list text:style-name="L2">
              <text:list-header>
                <text:p>Класс Thread в C# предоставляет возможность создания и управления потоками в приложении. Этот класс позволяет создавать новые потоки, запускать их на выполнение и контролировать их состояние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9" draw:layer="layout" svg:width="25cm" svg:height="17.5cm" svg:x="1.5cm" svg:y="1cm" presentation:class="outline" presentation:user-transformed="true">
          <draw:text-box>
            <text:list text:style-name="L2">
              <text:list-item>
                <text:p><text:s/>`Start()` - запускает выполнение потока</text:p>
              </text:list-item>
              <text:list-item>
                <text:p><text:s/>`Abort()` - завершает выполнение потока</text:p>
              </text:list-item>
              <text:list-item>
                <text:p><text:s/>`Join()` - блокирует вызывающий поток до завершения указанного потока</text:p>
              </text:list-item>
              <text:list-item>
                <text:p><text:s/>`Sleep(Int32)` - приостанавливает выполнение потока на заданное количество миллисекунд</text:p>
              </text:list-item>
              <text:list-item>
                <text:p>`Interrupt()` - прерывает выполнение потока, вызывая исключение `ThreadInterruptedException`</text:p>
              </text:list-item>
              <text:list-item>
                <text:p><text:s/>`Resume()` - возобновляет выполнение приостановленного поток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16cm" svg:x="1.5cm" svg:y="1.5cm" presentation:class="outline" presentation:user-transformed="true">
          <draw:text-box>
            <text:list text:style-name="L2">
              <text:list-item>
                <text:p>`CurrentThread` - возвращает объект текущего потока</text:p>
              </text:list-item>
              <text:list-item>
                <text:p>`IsAlive` - показывает, выполняется ли поток</text:p>
              </text:list-item>
              <text:list-item>
                <text:p>`IsBackground` - позволяет установить или получить значение, указывающее, является ли поток фоновым</text:p>
              </text:list-item>
              <text:list-item>
                <text:p>`Name` - позволяет установить или получить имя потока</text:p>
              </text:list-item>
              <text:list-item>
                <text:p>`Priority` - позволяет установить или получить приоритет поток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9" draw:layer="layout" svg:width="25cm" svg:height="17cm" svg:x="1cm" svg:y="1.5cm" presentation:class="outline" presentation:user-transformed="true">
          <draw:text-box>
            <text:list text:style-name="L2">
              <text:list-item>
                <text:p><text:s/>Создать экземпляр класса `Thread` и передать в конструктор делегат, указывающий на метод, который будет выполняться в потоке.</text:p>
              </text:list-item>
              <text:list-item>
                <text:p>Опционально установить свойства потока, такие как приоритет, имя и фоновость. <text:s/></text:p>
              </text:list-item>
              <text:list-item>
                <text:p>Вызвать метод `Start()` для запуска выполнения потока.</text:p>
              </text:list-item>
              <text:list-item>
                <text:p>В потоке выполнять задачи, используя код, переданный в делегате. <text:s/></text:p>
              </text:list-item>
              <text:list-item>
                <text:p>Перед выходом из потока завершить выполнение метода. </text:p>
              </text:list-item>
              <text:list-item>
                <text:p>Опционально обработать исключения, которые могут возникнуть в потоке, используя блок try-catch. <text:s text:c="2"/></text:p>
              </text:list-item>
              <text:list-item>
                <text:p>Если поток больше не нужен, можно завершить его с помощью метода `Abort()`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98cm" fo:margin-bottom="0cm" fo:text-indent="0cm"/>
      <style:text-properties fo:font-size="26.6000003814697pt"/>
    </style:style>
    <style:style style:name="Forestbird-outline6" style:family="presentation" style:parent-style-name="Forestbird-outline5">
      <style:paragraph-properties fo:margin-left="0cm" fo:margin-right="0cm" fo:margin-top="0.13cm" fo:margin-bottom="0cm" fo:text-indent="0cm"/>
      <style:text-properties fo:font-size="35.5pt"/>
    </style:style>
    <style:style style:name="Forestbird-outline7" style:family="presentation" style:parent-style-name="Forestbird-outline6">
      <style:paragraph-properties fo:margin-left="0cm" fo:margin-right="0cm" fo:margin-top="0.173cm" fo:margin-bottom="0cm" fo:text-indent="0cm"/>
      <style:text-properties fo:font-size="47.2999992370606pt"/>
    </style:style>
    <style:style style:name="Forestbird-outline8" style:family="presentation" style:parent-style-name="Forestbird-outline7">
      <style:paragraph-properties fo:margin-left="0cm" fo:margin-right="0cm" fo:margin-top="0.23cm" fo:margin-bottom="0cm" fo:text-indent="0cm"/>
      <style:text-properties fo:font-size="63.0999984741211pt"/>
    </style:style>
    <style:style style:name="Forestbird-outline9" style:family="presentation" style:parent-style-name="Forestbird-outline8">
      <style:paragraph-properties fo:margin-left="0cm" fo:margin-right="0cm" fo:margin-top="0.306cm" fo:margin-bottom="0cm" fo:text-indent="0cm"/>
      <style:text-properties fo:font-size="84.0999984741211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98cm" fo:margin-bottom="0cm" fo:text-indent="0cm"/>
      <style:text-properties fo:font-size="26.6000003814697pt"/>
    </style:style>
    <style:style style:name="Forestbird1-outline6" style:family="presentation" style:parent-style-name="Forestbird1-outline5">
      <style:paragraph-properties fo:margin-left="0cm" fo:margin-right="0cm" fo:margin-top="0.13cm" fo:margin-bottom="0cm" fo:text-indent="0cm"/>
      <style:text-properties fo:font-size="35.5pt"/>
    </style:style>
    <style:style style:name="Forestbird1-outline7" style:family="presentation" style:parent-style-name="Forestbird1-outline6">
      <style:paragraph-properties fo:margin-left="0cm" fo:margin-right="0cm" fo:margin-top="0.173cm" fo:margin-bottom="0cm" fo:text-indent="0cm"/>
      <style:text-properties fo:font-size="47.2999992370606pt"/>
    </style:style>
    <style:style style:name="Forestbird1-outline8" style:family="presentation" style:parent-style-name="Forestbird1-outline7">
      <style:paragraph-properties fo:margin-left="0cm" fo:margin-right="0cm" fo:margin-top="0.23cm" fo:margin-bottom="0cm" fo:text-indent="0cm"/>
      <style:text-properties fo:font-size="63.0999984741211pt"/>
    </style:style>
    <style:style style:name="Forestbird1-outline9" style:family="presentation" style:parent-style-name="Forestbird1-outline8">
      <style:paragraph-properties fo:margin-left="0cm" fo:margin-right="0cm" fo:margin-top="0.306cm" fo:margin-bottom="0cm" fo:text-indent="0cm"/>
      <style:text-properties fo:font-size="84.0999984741211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98cm" fo:margin-bottom="0cm" fo:text-indent="0cm"/>
      <style:text-properties fo:font-size="26.6000003814697pt"/>
    </style:style>
    <style:style style:name="Forestbird2-outline6" style:family="presentation" style:parent-style-name="Forestbird2-outline5">
      <style:paragraph-properties fo:margin-left="0cm" fo:margin-right="0cm" fo:margin-top="0.13cm" fo:margin-bottom="0cm" fo:text-indent="0cm"/>
      <style:text-properties fo:font-size="35.5pt"/>
    </style:style>
    <style:style style:name="Forestbird2-outline7" style:family="presentation" style:parent-style-name="Forestbird2-outline6">
      <style:paragraph-properties fo:margin-left="0cm" fo:margin-right="0cm" fo:margin-top="0.173cm" fo:margin-bottom="0cm" fo:text-indent="0cm"/>
      <style:text-properties fo:font-size="47.2999992370606pt"/>
    </style:style>
    <style:style style:name="Forestbird2-outline8" style:family="presentation" style:parent-style-name="Forestbird2-outline7">
      <style:paragraph-properties fo:margin-left="0cm" fo:margin-right="0cm" fo:margin-top="0.23cm" fo:margin-bottom="0cm" fo:text-indent="0cm"/>
      <style:text-properties fo:font-size="63.0999984741211pt"/>
    </style:style>
    <style:style style:name="Forestbird2-outline9" style:family="presentation" style:parent-style-name="Forestbird2-outline8">
      <style:paragraph-properties fo:margin-left="0cm" fo:margin-right="0cm" fo:margin-top="0.306cm" fo:margin-bottom="0cm" fo:text-indent="0cm"/>
      <style:text-properties fo:font-size="84.0999984741211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98cm" fo:margin-bottom="0cm" fo:text-indent="0cm"/>
      <style:text-properties fo:font-size="26.6000003814697pt"/>
    </style:style>
    <style:style style:name="Forestbird3-outline6" style:family="presentation" style:parent-style-name="Forestbird3-outline5">
      <style:paragraph-properties fo:margin-left="0cm" fo:margin-right="0cm" fo:margin-top="0.13cm" fo:margin-bottom="0cm" fo:text-indent="0cm"/>
      <style:text-properties fo:font-size="35.5pt"/>
    </style:style>
    <style:style style:name="Forestbird3-outline7" style:family="presentation" style:parent-style-name="Forestbird3-outline6">
      <style:paragraph-properties fo:margin-left="0cm" fo:margin-right="0cm" fo:margin-top="0.173cm" fo:margin-bottom="0cm" fo:text-indent="0cm"/>
      <style:text-properties fo:font-size="47.2999992370606pt"/>
    </style:style>
    <style:style style:name="Forestbird3-outline8" style:family="presentation" style:parent-style-name="Forestbird3-outline7">
      <style:paragraph-properties fo:margin-left="0cm" fo:margin-right="0cm" fo:margin-top="0.23cm" fo:margin-bottom="0cm" fo:text-indent="0cm"/>
      <style:text-properties fo:font-size="63.0999984741211pt"/>
    </style:style>
    <style:style style:name="Forestbird3-outline9" style:family="presentation" style:parent-style-name="Forestbird3-outline8">
      <style:paragraph-properties fo:margin-left="0cm" fo:margin-right="0cm" fo:margin-top="0.306cm" fo:margin-bottom="0cm" fo:text-indent="0cm"/>
      <style:text-properties fo:font-size="84.0999984741211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083cm" fo:min-width="27.5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3.083cm" fo:min-width="0cm"/>
    </style:style>
    <style:style style:name="Mgr6" style:family="graphic" style:parent-style-name="Accent_20_1">
      <style:graphic-properties draw:fill-color="#74b531" draw:textarea-vertical-align="middle" draw:auto-grow-height="false" fo:min-height="0.458cm" fo:min-width="1.708cm"/>
    </style:style>
    <style:style style:name="Mgr7" style:family="graphic" style:parent-style-name="Accent_20_1">
      <style:graphic-properties draw:fill-color="#74b531" draw:textarea-vertical-align="middle" draw:auto-grow-height="false" fo:min-height="0.458cm" fo:min-width="1.208cm"/>
    </style:style>
    <style:style style:name="Mgr8" style:family="graphic" style:parent-style-name="Accent_20_1">
      <style:graphic-properties draw:fill-color="#74b531" draw:textarea-vertical-align="middle" draw:auto-grow-height="false" fo:min-height="0.458cm" fo:min-width="0.708cm"/>
    </style:style>
    <style:style style:name="Mgr9" style:family="graphic" style:parent-style-name="Accent_20_1">
      <style:graphic-properties draw:fill-color="#74b531" draw:textarea-vertical-align="middle" draw:auto-grow-height="false" fo:min-height="0.458cm" fo:min-width="0.208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3.333cm" svg:x="1.5cm" svg:y="0.666cm" presentation:class="title" presentation:placeholder="true">
        <draw:text-box/>
      </draw:frame>
      <draw:frame presentation:style-name="Forestbird-outline1" draw:layer="backgroundobjects" svg:width="25cm" svg:height="12.667cm" svg:x="1.5cm" svg:y="4.6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359cm" svg:x="8.738cm" svg:y="19.121cm" svg:viewBox="0 0 247 360" svg:d="M247 180c0 32-6 63-17 91-11 26-26 49-45 65s-40 24-61 24c-22 0-43-8-62-24s-34-39-45-65c-11-28-17-59-17-91s6-63 17-91c11-26 26-49 45-65s40-24 62-24c21 0 42 8 61 24s34 39 45 65c11 28 17 59 17 91z">
          <text:p/>
        </draw:path>
        <draw:path draw:style-name="Mgr4" draw:text-style-name="MP8" draw:layer="backgroundobjects" svg:width="0.426cm" svg:height="0.717cm" svg:x="8.468cm" svg:y="19.08cm" svg:viewBox="0 0 427 718" svg:d="M403 603c92-464-102-402-153-603-73 48-146 95-219 143 0-4-67 444-3 542 50 74 356 12 375-82z">
          <text:p/>
        </draw:path>
        <draw:path draw:style-name="Mgr4" draw:text-style-name="MP8" draw:layer="backgroundobjects" svg:width="0.252cm" svg:height="0.174cm" svg:x="8.498cm" svg:y="19.48cm" svg:viewBox="0 0 253 175" svg:d="M34 84c18-25 40-49 65-61 49-30 105-30 154-4-53 0-99 4-145 32-21 12-43 29-61 49-16 21-34 45-47 75 4-34 15-67 34-91z">
          <text:p/>
        </draw:path>
        <draw:path draw:style-name="Mgr4" draw:text-style-name="MP8" draw:layer="backgroundobjects" svg:width="0.363cm" svg:height="0.873cm" svg:x="8.188cm" svg:y="19.023cm" svg:viewBox="0 0 364 874" svg:d="M290 820c74-103 71-557 74-784-105-12-210-24-314-36-3 0-89 721-28 820 46 73 216 69 268 0z">
          <text:p/>
        </draw:path>
        <draw:path draw:style-name="Mgr4" draw:text-style-name="MP8" draw:layer="backgroundobjects" svg:width="0.363cm" svg:height="0.873cm" svg:x="7.869cm" svg:y="19.023cm" svg:viewBox="0 0 364 874" svg:d="M74 820c-74-103-71-557-74-784 105-12 209-24 314-36 9 273 89 721 27 820-46 73-215 69-267 0z">
          <text:p/>
        </draw:path>
        <draw:path draw:style-name="Mgr4" draw:text-style-name="MP8" draw:layer="backgroundobjects" svg:width="0.024cm" svg:height="0.352cm" svg:x="8.198cm" svg:y="19.489cm" svg:viewBox="0 0 25 353" svg:d="M0 177c0-57 3-118 12-177 9 59 13 120 13 177-4 62-4 119-13 176-9-57-12-118-12-176z">
          <text:p/>
        </draw:path>
        <draw:path draw:style-name="Mgr4" draw:text-style-name="MP8" draw:layer="backgroundobjects" svg:width="0.553cm" svg:height="0.712cm" svg:x="7.933cm" svg:y="18.989cm" svg:viewBox="0 0 554 713" svg:d="M277 713c-92-126-277-193-277-377 0-185 123-336 277-336s277 151 277 336c0 184-185 251-277 377z">
          <text:p/>
        </draw:path>
        <draw:path draw:style-name="Mgr4" draw:text-style-name="MP8" draw:layer="backgroundobjects" svg:width="0.416cm" svg:height="1.078cm" svg:x="8.425cm" svg:y="17.436cm" svg:viewBox="0 0 417 1079" svg:d="M37 472c-16 431-25 367-37 550 57 18 115 38 172 57 71-164-9-41 212-492 80-168-6-563-55-587-31-12-286 251-292 472z">
          <text:p/>
        </draw:path>
        <draw:path draw:style-name="Mgr4" draw:text-style-name="MP8" draw:layer="backgroundobjects" svg:width="0.302cm" svg:height="0.852cm" svg:x="8.458cm" svg:y="17.652cm" svg:viewBox="0 0 303 853" svg:d="M77 280c-58 417-51 357-77 536 38 13 76 25 114 37 55-169 0-29 166-509 44-122 19-323-27-343-31-12-151 107-176 279z">
          <text:p/>
        </draw:path>
        <draw:path draw:style-name="Mgr4" draw:text-style-name="MP8" draw:layer="backgroundobjects" svg:width="0.418cm" svg:height="1.078cm" svg:x="7.576cm" svg:y="17.436cm" svg:viewBox="0 0 419 1079" svg:d="M382 472c15 431 24 367 37 550-58 18-115 38-172 57-71-164 9-41-213-492-83-168 6-563 56-587 30-12 286 251 292 472z">
          <text:p/>
        </draw:path>
        <draw:path draw:style-name="Mgr4" draw:text-style-name="MP8" draw:layer="backgroundobjects" svg:width="0.302cm" svg:height="0.856cm" svg:x="7.658cm" svg:y="17.652cm" svg:viewBox="0 0 303 857" svg:d="M226 280c59 417 51 357 77 536-37 14-74 28-111 41-56-169 0-28-169-508-43-127-22-328 28-348 30-12 150 107 175 279z">
          <text:p/>
        </draw:path>
        <draw:path draw:style-name="Mgr4" draw:text-style-name="MP8" draw:layer="backgroundobjects" svg:width="1.126cm" svg:height="1.316cm" svg:x="7.646cm" svg:y="18.092cm" svg:viewBox="0 0 1127 1317" svg:d="M564 0c310 0 452 177 452 423 0 205 233 509 24 709-101 99-274 185-476 185-203 0-375-86-477-185-209-204 25-504 25-709 0-246 138-423 452-423z">
          <text:p/>
        </draw:path>
        <draw:path draw:style-name="Mgr4" draw:text-style-name="MP8" draw:layer="backgroundobjects" svg:width="0.984cm" svg:height="1.089cm" svg:x="7.714cm" svg:y="18.272cm" svg:viewBox="0 0 985 1090" svg:d="M536 37c-27-49-52-49-80 0-64 111-166 349-172 547-117-22-249-14-277 69-52 163 194 437 486 437 296 0 538-274 485-437-20-83-156-91-269-69-7-198-108-436-173-547z">
          <text:p/>
        </draw:path>
        <draw:path draw:style-name="Mgr4" draw:text-style-name="MP8" draw:layer="backgroundobjects" svg:width="0.465cm" svg:height="0.224cm" svg:x="7.977cm" svg:y="19.051cm" svg:viewBox="0 0 466 225" svg:d="M372 83c-34 4-71-8-99-34-15-12-27-28-40-49-9 21-24 37-40 49-31 26-64 38-98 34-34 0-68-18-93-46-15-16 65 188 231 188s246-204 231-188c-25 24-58 42-92 46z">
          <text:p/>
        </draw:path>
        <draw:path draw:style-name="Mgr4" draw:text-style-name="MP8" draw:layer="backgroundobjects" svg:width="0.272cm" svg:height="0.432cm" svg:x="8.334cm" svg:y="18.433cm" svg:viewBox="0 0 273 433" svg:d="M95 12c92-50 154 69 169 134 25 99-6 210-15 235-7 16-74 95-225 20 3 0-37-111-19-213 30-59 10-135 90-176z">
          <text:p/>
        </draw:path>
        <draw:path draw:style-name="Mgr4" draw:text-style-name="MP8" draw:layer="backgroundobjects" svg:width="0.285cm" svg:height="0.467cm" svg:x="8.338cm" svg:y="18.409cm" svg:viewBox="0 0 286 468" svg:d="M34 76c13-21 25-37 40-49 6-8 16-14 25-18s18-8 28-8c37-8 73 18 98 50 25 33 45 80 55 128 9 49 7 101-3 150-3 26-9 50-18 71-1 3-2 5-3 8 0 4 0 8 0 12-1 1-2 3-3 4-3 4-6 8-13 12-9 9-15 13-24 17-34 16-68 16-102 12-34-8-64-20-95-41 31 8 64 21 95 21 30 0 65-5 93-21 6-4 12-8 18-16 3-4 6-4 6-8 1-3 2-5 3-8 6-21 10-41 16-63 6-44 9-89 0-130-6-42-25-79-46-107-22-29-50-49-77-45-7 0-16 0-22 4s-15 4-21 8c-16 8-28 21-37 37-22 24-37 65-47 115 0-50 13-95 34-135z">
          <text:p/>
        </draw:path>
        <draw:path draw:style-name="Mgr4" draw:text-style-name="MP8" draw:layer="backgroundobjects" svg:width="0.159cm" svg:height="0.26cm" svg:x="8.375cm" svg:y="18.536cm" svg:viewBox="0 0 160 261" svg:d="M160 131c0 22-3 45-10 65s-18 36-30 48c-13 11-26 17-40 17s-28-6-40-17c-13-12-22-28-29-48s-11-43-11-65c0-23 4-46 11-66s16-37 29-48c12-12 26-17 40-17s27 5 40 17c12 11 23 28 30 48s10 43 10 66z">
          <text:p/>
        </draw:path>
        <draw:path draw:style-name="Mgr4" draw:text-style-name="MP8" draw:layer="backgroundobjects" svg:width="0.269cm" svg:height="0.432cm" svg:x="7.813cm" svg:y="18.433cm" svg:viewBox="0 0 270 433" svg:d="M178 12c-92-50-153 69-168 134-25 99 5 210 15 235 5 16 74 95 224 20-4 0 33-111 18-213-29-59-9-135-89-176z">
          <text:p/>
        </draw:path>
        <draw:path draw:style-name="Mgr4" draw:text-style-name="MP8" draw:layer="backgroundobjects" svg:width="0.286cm" svg:height="0.46cm" svg:x="7.794cm" svg:y="18.413cm" svg:viewBox="0 0 287 461" svg:d="M241 88c-12-16-25-29-37-37-6-4-15-8-22-8-6-4-15-4-21-4-28 0-59 16-77 45-22 28-40 69-46 107-6 41-6 85 0 130 3 22 9 46 15 62 1 2 2 6 3 9 3 4 6 4 6 8 7 4 13 12 19 16 28 16 58 25 92 20 31 0 65-8 96-20-31 20-62 33-96 41s-68 4-101-12c-10-4-16-9-25-17-3-4-9-8-12-12-1-1-2-3-3-4s-2-3-3-4c0-1 0-3 0-4-1-1-2-3-4-4-6-25-12-45-18-71-9-48-9-97-3-150 9-50 31-95 55-128 28-32 62-58 99-50 9 0 18 4 27 8 10 6 16 10 25 18 15 12 28 28 40 49 22 32 34 81 37 131-9-46-22-91-46-119z">
          <text:p/>
        </draw:path>
        <draw:path draw:style-name="Mgr4" draw:text-style-name="MP8" draw:layer="backgroundobjects" svg:width="0.159cm" svg:height="0.26cm" svg:x="7.881cm" svg:y="18.536cm" svg:viewBox="0 0 160 261" svg:d="M160 131c0 22-4 45-11 65s-17 36-29 48c-12 11-26 17-40 17s-28-6-40-17c-12-12-22-28-29-48s-11-43-11-65c0-23 4-46 11-66s17-37 29-48c12-12 26-17 40-17s28 5 40 17c12 11 22 28 29 48s11 43 11 66z">
          <text:p/>
        </draw:path>
        <draw:path draw:style-name="Mgr4" draw:text-style-name="MP8" draw:layer="backgroundobjects" svg:width="0.162cm" svg:height="0.18cm" svg:x="8.127cm" svg:y="18.997cm" svg:viewBox="0 0 163 181" svg:d="M0 0c54 0 109 0 163 0 0 60 0 121 0 181-54 0-109 0-163 0 0-60 0-121 0-181z">
          <text:p/>
        </draw:path>
        <draw:path draw:style-name="Mgr4" draw:text-style-name="MP8" draw:layer="backgroundobjects" svg:width="0.615cm" svg:height="0.292cm" svg:x="7.899cm" svg:y="18.845cm" svg:viewBox="0 0 616 293" svg:d="M465 251c-31-4-61-14-86-34-25-21-43-48-46-77-7-47-15-93-22-140-7 47-14 93-21 140-6 33-22 56-46 77-25 20-56 34-87 34-33 0-64-4-92-24-28-18-52-46-65-83 4 41 22 79 50 103 27 24 67 41 104 45 40 4 77-8 111-33 19-12 31-28 43-50 12 22 28 38 43 50 34 25 74 37 111 33 37 0 77-16 105-45 27-24 49-66 49-103-6 33-31 61-59 83-27 16-61 24-92 24z">
          <text:p/>
        </draw:path>
        <draw:path draw:style-name="Mgr4" draw:text-style-name="MP8" draw:layer="backgroundobjects" svg:width="0.234cm" svg:height="0.147cm" svg:x="8.089cm" svg:y="18.792cm" svg:viewBox="0 0 235 148" svg:d="M117 0c-21 0-86 0-111 25-15 16-3 58 37 95 28 24 53 28 71 28 22 0 46-8 71-28 49-37 58-79 43-95-22-25-89-25-111-25z">
          <text:p/>
        </draw:path>
      </draw:g>
      <draw:g>
        <draw:path draw:style-name="Mgr4" draw:text-style-name="MP8" draw:layer="backgroundobjects" svg:width="0.122cm" svg:height="0.179cm" svg:x="3.648cm" svg:y="18.691cm" svg:viewBox="0 0 123 180" svg:d="M0 89c0 16 3 31 8 46 5 13 12 25 22 33 9 8 20 12 31 12s22-4 31-12 17-20 23-33c5-15 8-30 8-46 0-14-3-30-8-44-6-14-14-25-23-33s-20-12-31-12-22 4-31 12c-10 8-17 19-22 33s-8 30-8 44z">
          <text:p/>
        </draw:path>
        <draw:path draw:style-name="Mgr4" draw:text-style-name="MP8" draw:layer="backgroundobjects" svg:width="0.212cm" svg:height="0.358cm" svg:x="3.692cm" svg:y="18.669cm" svg:viewBox="0 0 213 359" svg:d="M13 303c-47-232 51-202 76-303 37 24 73 48 109 72 0-1 34 221 1 271-24 37-177 6-186-40z">
          <text:p/>
        </draw:path>
        <draw:path draw:style-name="Mgr4" draw:text-style-name="MP8" draw:layer="backgroundobjects" svg:width="0.125cm" svg:height="0.085cm" svg:x="3.765cm" svg:y="18.871cm" svg:viewBox="0 0 126 86" svg:d="M109 41c-9-12-20-24-32-30-25-14-53-14-77-2 26 0 49 2 72 16 11 5 21 13 31 24 7 10 17 22 23 37-2-17-8-33-17-45z">
          <text:p/>
        </draw:path>
        <draw:path draw:style-name="Mgr4" draw:text-style-name="MP8" draw:layer="backgroundobjects" svg:width="0.18cm" svg:height="0.436cm" svg:x="3.865cm" svg:y="18.641cm" svg:viewBox="0 0 181 437" svg:d="M37 411c-37-52-36-280-37-392 52-7 105-12 157-19 1 0 44 361 13 411-23 36-107 34-133 0z">
          <text:p/>
        </draw:path>
        <draw:path draw:style-name="Mgr4" draw:text-style-name="MP8" draw:layer="backgroundobjects" svg:width="0.181cm" svg:height="0.436cm" svg:x="4.023cm" svg:y="18.641cm" svg:viewBox="0 0 182 437" svg:d="M145 411c37-52 36-280 37-392-52-7-104-12-157-19-4 137-44 361-14 411 23 36 108 34 134 0z">
          <text:p/>
        </draw:path>
        <draw:path draw:style-name="Mgr4" draw:text-style-name="MP8" draw:layer="backgroundobjects" svg:width="0.012cm" svg:height="0.176cm" svg:x="4.028cm" svg:y="18.875cm" svg:viewBox="0 0 13 177" svg:d="M13 88c0-29-2-59-7-88-4 29-6 60-6 88 2 31 2 60 6 89 5-29 7-61 7-89z">
          <text:p/>
        </draw:path>
        <draw:path draw:style-name="Mgr4" draw:text-style-name="MP8" draw:layer="backgroundobjects" svg:width="0.276cm" svg:height="0.355cm" svg:x="3.897cm" svg:y="18.625cm" svg:viewBox="0 0 277 356" svg:d="M138 356c46-63 139-96 139-188 0-93-62-168-139-168s-138 75-138 168c0 92 92 125 138 188z">
          <text:p/>
        </draw:path>
        <draw:path draw:style-name="Mgr4" draw:text-style-name="MP8" draw:layer="backgroundobjects" svg:width="0.208cm" svg:height="0.539cm" svg:x="3.718cm" svg:y="17.848cm" svg:viewBox="0 0 209 540" svg:d="M190 236c8 216 13 184 19 276-29 9-57 19-86 28-35-83 4-20-107-247-40-84 3-280 28-293 15-5 143 125 146 236z">
          <text:p/>
        </draw:path>
        <draw:path draw:style-name="Mgr4" draw:text-style-name="MP8" draw:layer="backgroundobjects" svg:width="0.15cm" svg:height="0.426cm" svg:x="3.759cm" svg:y="17.957cm" svg:viewBox="0 0 151 427" svg:d="M112 141c30 209 26 178 39 268-19 6-38 12-57 18-27-85 0-14-83-254-22-62-9-162 14-172 15-7 75 53 87 140z">
          <text:p/>
        </draw:path>
        <draw:path draw:style-name="Mgr4" draw:text-style-name="MP8" draw:layer="backgroundobjects" svg:width="0.208cm" svg:height="0.539cm" svg:x="4.142cm" svg:y="17.848cm" svg:viewBox="0 0 209 540" svg:d="M19 236c-8 216-13 184-19 276 29 9 57 19 86 28 35-83-4-20 106-247 42-84-3-280-27-293-16-5-143 125-146 236z">
          <text:p/>
        </draw:path>
        <draw:path draw:style-name="Mgr4" draw:text-style-name="MP8" draw:layer="backgroundobjects" svg:width="0.151cm" svg:height="0.429cm" svg:x="4.159cm" svg:y="17.957cm" svg:viewBox="0 0 152 430" svg:d="M38 141c-29 209-25 178-38 268 18 6 37 14 55 21 28-85 0-15 85-255 22-64 11-164-14-174-15-7-75 53-88 140z">
          <text:p/>
        </draw:path>
        <draw:path draw:style-name="Mgr4" draw:text-style-name="MP8" draw:layer="backgroundobjects" svg:width="0.562cm" svg:height="0.656cm" svg:x="3.753cm" svg:y="18.177cm" svg:viewBox="0 0 563 657" svg:d="M281 0c-154 0-225 88-225 211 0 102-117 254-12 354 51 50 136 92 237 92 102 0 188-42 239-92 104-102-12-252-12-354 0-123-70-211-227-211z">
          <text:p/>
        </draw:path>
        <draw:path draw:style-name="Mgr4" draw:text-style-name="MP8" draw:layer="backgroundobjects" svg:width="0.491cm" svg:height="0.544cm" svg:x="3.79cm" svg:y="18.267cm" svg:viewBox="0 0 492 545" svg:d="M224 17c14-23 27-23 40 0 33 56 83 175 87 273 58-10 124-6 138 35 26 81-97 220-243 220-148 0-268-139-242-220 11-41 77-45 134-35 3-98 54-217 86-273z">
          <text:p/>
        </draw:path>
        <draw:path draw:style-name="Mgr4" draw:text-style-name="MP8" draw:layer="backgroundobjects" svg:width="0.232cm" svg:height="0.111cm" svg:x="3.919cm" svg:y="18.656cm" svg:viewBox="0 0 233 112" svg:d="M47 40c17 1 36-4 49-16 8-7 14-15 20-24 5 9 13 17 20 24 16 12 33 19 50 16 17 0 33-8 46-23 7-8-33 95-116 95s-123-103-115-95c12 14 29 20 46 23z">
          <text:p/>
        </draw:path>
        <draw:path draw:style-name="Mgr4" draw:text-style-name="MP8" draw:layer="backgroundobjects" svg:width="0.135cm" svg:height="0.214cm" svg:x="3.837cm" svg:y="18.347cm" svg:viewBox="0 0 136 215" svg:d="M89 6c-46-25-77 35-84 68-13 48 3 103 7 115 3 9 37 48 113 10-2 0 18-54 9-106-15-28-5-67-45-87z">
          <text:p/>
        </draw:path>
        <draw:path draw:style-name="Mgr4" draw:text-style-name="MP8" draw:layer="backgroundobjects" svg:width="0.142cm" svg:height="0.231cm" svg:x="3.828cm" svg:y="18.336cm" svg:viewBox="0 0 143 232" svg:d="M126 37c-6-10-12-19-20-24-3-4-8-7-12-8-5-3-10-4-14-4-19-4-37 8-50 24-12 16-23 38-27 64-5 24-3 49 1 74 2 12 5 24 10 35 0 1 0 3 1 4 0 3 0 5 0 7 0 1 1 1 2 1 1 3 3 4 6 7 4 4 7 5 12 8 17 8 34 8 51 5 17-4 32-9 48-20-16 4-33 11-48 11-16 0-32-3-46-11-3-1-6-4-10-8-1-3-3-3-3-4-1-1-1-3-1-4-3-11-5-21-8-31-3-22-4-45 0-65 3-20 12-39 23-53s25-24 39-22c3 0 6-1 10 2 3 1 8 2 11 4 8 4 14 10 19 18 10 12 18 34 23 58 0-24-6-47-17-68z">
          <text:p/>
        </draw:path>
        <draw:path draw:style-name="Mgr4" draw:text-style-name="MP8" draw:layer="backgroundobjects" svg:width="0.079cm" svg:height="0.13cm" svg:x="3.872cm" svg:y="18.399cm" svg:viewBox="0 0 80 131" svg:d="M0 65c0 12 2 23 6 34 3 9 8 17 14 24 6 5 13 8 20 8s14-3 20-8c6-7 11-15 15-24 3-11 5-22 5-34s-2-22-5-33c-4-9-9-19-15-24-6-7-13-8-20-8s-14 1-20 8c-6 5-11 15-14 24-4 11-6 21-6 33z">
          <text:p/>
        </draw:path>
        <draw:path draw:style-name="Mgr4" draw:text-style-name="MP8" draw:layer="backgroundobjects" svg:width="0.135cm" svg:height="0.215cm" svg:x="4.097cm" svg:y="18.347cm" svg:viewBox="0 0 136 216" svg:d="M47 6c46-25 77 35 84 68 13 48-3 104-7 115-4 10-37 48-113 10 2 0-17-54-9-106 15-28 5-67 45-87z">
          <text:p/>
        </draw:path>
        <draw:path draw:style-name="Mgr4" draw:text-style-name="MP8" draw:layer="backgroundobjects" svg:width="0.143cm" svg:height="0.228cm" svg:x="4.099cm" svg:y="18.337cm" svg:viewBox="0 0 144 229" svg:d="M23 43c6-8 12-13 19-17 3-3 7-4 10-4 3-3 8-3 11-3 14 0 29 8 39 23s20 35 23 53c3 19 3 42 0 64-2 11-5 23-8 31-1 1-1 3-2 4-1 3-3 3-3 4-3 3-6 7-9 9-14 8-29 12-46 10-15 0-32-4-48-10 16 10 31 16 48 20s34 2 51-6c4-2 7-4 12-8 2-2 5-4 6-6 1 0 1-1 2-2 0 0 1-2 1-3v-1c1 0 1-2 2-3 3-12 6-23 9-35 5-24 5-49 2-74-5-24-16-47-28-63-14-17-31-29-49-25-5 0-10 2-14 4-5 2-8 4-13 8-7 6-13 14-20 25-10 16-16 41-18 65 5-22 11-45 23-60z">
          <text:p/>
        </draw:path>
        <draw:path draw:style-name="Mgr4" draw:text-style-name="MP8" draw:layer="backgroundobjects" svg:width="0.079cm" svg:height="0.13cm" svg:x="4.119cm" svg:y="18.399cm" svg:viewBox="0 0 80 131" svg:d="M0 65c0 12 1 23 5 34 4 9 9 17 15 24 6 5 13 8 20 8s14-3 20-8c6-7 11-15 15-24 3-11 5-22 5-34s-2-22-5-33c-4-9-9-19-15-24-6-7-13-8-20-8s-14 1-20 8c-6 5-11 15-15 24-3 11-5 21-5 33z">
          <text:p/>
        </draw:path>
        <draw:path draw:style-name="Mgr4" draw:text-style-name="MP8" draw:layer="backgroundobjects" svg:width="0.081cm" svg:height="0.088cm" svg:x="3.995cm" svg:y="18.629cm" svg:viewBox="0 0 82 89" svg:d="M82 0c-27 0-55 0-82 0 0 29 0 60 0 89 27 0 55 0 82 0 0-29 0-60 0-89z">
          <text:p/>
        </draw:path>
        <draw:path draw:style-name="Mgr4" draw:text-style-name="MP8" draw:layer="backgroundobjects" svg:width="0.307cm" svg:height="0.145cm" svg:x="3.883cm" svg:y="18.553cm" svg:viewBox="0 0 308 146" svg:d="M75 125c16-2 31-8 44-17 12-11 21-24 23-39 3-22 7-46 10-69 4 23 7 47 11 69 3 16 10 28 23 39 12 9 28 17 43 17 17 0 33-2 46-13 14-8 27-23 33-40-2 20-11 39-25 51s-34 20-52 22c-20 2-39-4-56-16-9-6-15-14-21-25-6 11-14 19-22 25-17 12-37 18-55 16-18 0-38-8-52-22-14-12-25-34-25-51 3 16 15 31 29 40 14 8 31 13 46 13z">
          <text:p/>
        </draw:path>
        <draw:path draw:style-name="Mgr4" draw:text-style-name="MP8" draw:layer="backgroundobjects" svg:width="0.116cm" svg:height="0.072cm" svg:x="3.978cm" svg:y="18.527cm" svg:viewBox="0 0 117 73" svg:d="M59 0c11 0 43 0 55 12 8 8 2 28-18 47-14 13-26 14-36 14s-23-4-35-14c-25-19-29-39-21-47 10-12 44-12 55-12z">
          <text:p/>
        </draw:path>
      </draw:g>
      <draw:path draw:style-name="Mgr4" draw:text-style-name="MP8" draw:layer="backgroundobjects" svg:width="0.42cm" svg:height="0.847cm" svg:x="18.519cm" svg:y="18.05cm" svg:viewBox="0 0 421 848" svg:d="M240 725c120-139 192-308 180-535-5-89-30-148-60-184-23-28-164 36-164 240 2 386-131 399-196 599 69 15 152-16 240-120z">
        <text:p/>
      </draw:path>
      <draw:path draw:style-name="Mgr4" draw:text-style-name="MP8" draw:layer="backgroundobjects" svg:width="0.398cm" svg:height="0.866cm" svg:x="18.48cm" svg:y="18.025cm" svg:viewBox="0 0 399 867" svg:d="M399 32c-76-105-212 71-212 231 0 386-120 421-187 594 12 4 11 10 37 10 85-91 212-263 212-559 0-184 69-261 150-276z">
        <text:p/>
      </draw:path>
      <draw:path draw:style-name="Mgr4" draw:text-style-name="MP8" draw:layer="backgroundobjects" svg:width="0.375cm" svg:height="0.87cm" svg:x="18.48cm" svg:y="18.009cm" svg:viewBox="0 0 376 871" svg:d="M376 23c-88-71-217 30-217 225 0 316-106 304-159 457 0 55 0 111 0 166 37-34 212-232 212-580 0-186 81-266 164-268z">
        <text:p/>
      </draw:path>
      <draw:path draw:style-name="Mgr4" draw:text-style-name="MP8" draw:layer="backgroundobjects" svg:width="0.638cm" svg:height="0.792cm" svg:x="17.558cm" svg:y="18.152cm" svg:viewBox="0 0 639 793" svg:d="M4 117c-32-92 136-141 194-105 0 52 0 102 0 154-65-17-171 15-194-49zM390 761c0-45 113-136 249-136 0 56 0 112 0 168-83-11-249 15-249-32z">
        <text:p/>
      </draw:path>
      <draw:path draw:style-name="Mgr4" draw:text-style-name="MP8" draw:layer="backgroundobjects" svg:width="0.742cm" svg:height="1.157cm" svg:x="17.791cm" svg:y="17.89cm" svg:viewBox="0 0 743 1158" svg:d="M714 446c-39-129-143-286-295-373-380-221-518 115-345 284 203 200 184 519 262 651-82 28-142 86-142 120 0 46 165 21 248 30 138 0 249-37 249-82 2-35-2-56-9-75 67-132 81-395 32-555z">
        <text:p/>
      </draw:path>
      <draw:path draw:style-name="Mgr4" draw:text-style-name="MP8" draw:layer="backgroundobjects" svg:width="0.277cm" svg:height="0.68cm" svg:x="18.078cm" svg:y="18.282cm" svg:viewBox="0 0 278 681" svg:d="M255 0c-120 13-228 160-228 343 2 162 78 245 53 257-203 96 27 25 188 80 51 19-108-217-108-405 0-115 37-212 95-275z">
        <text:p/>
      </draw:path>
      <draw:path draw:style-name="Mgr4" draw:text-style-name="MP8" draw:layer="backgroundobjects" svg:width="0.499cm" svg:height="1.043cm" svg:x="18.075cm" svg:y="17.848cm" svg:viewBox="0 0 500 1044" svg:d="M138 45c-51-21-97-36-138-45 4 24 7 52 9 76 284 96 558 480 390 968 81-152 101-281 101-479 0-212-221-461-362-520z">
        <text:p/>
      </draw:path>
      <draw:path draw:style-name="Mgr4" draw:text-style-name="MP8" draw:layer="backgroundobjects" svg:width="0.546cm" svg:height="1.075cm" svg:x="18.065cm" svg:y="17.82cm" svg:viewBox="0 0 547 1076" svg:d="M0 0c10 19 14 43 17 68 242 89 473 295 473 661 0 83-37 268-83 347 90-85 140-288 140-483 3-306-170-489-376-562-62-22-118-31-171-31z">
        <text:p/>
      </draw:path>
      <draw:path draw:style-name="Mgr4" draw:text-style-name="MP8" draw:layer="backgroundobjects" svg:width="0.129cm" svg:height="0.18cm" svg:x="17.841cm" svg:y="17.589cm" svg:viewBox="0 0 130 181" svg:d="M1 181c-7-96 35-121 53-181 25 55 69 68 76 163-43 6-86 12-129 18z">
        <text:p/>
      </draw:path>
      <draw:path draw:style-name="Mgr4" draw:text-style-name="MP8" draw:layer="backgroundobjects" svg:width="0.451cm" svg:height="0.712cm" svg:x="17.642cm" svg:y="17.577cm" svg:viewBox="0 0 452 713" svg:d="M335 0c-27 55-74 67-83 163-124 6-262 230-251 409 2 49 101 141 225 141 125 0 226-148 226-329 3-108-23-167-67-193 7-96-33-127-50-191z">
        <text:p/>
      </draw:path>
      <draw:path draw:style-name="Mgr4" draw:text-style-name="MP8" draw:layer="backgroundobjects" svg:width="0.1cm" svg:height="0.26cm" svg:x="17.907cm" svg:y="17.662cm" svg:viewBox="0 0 101 261" svg:d="M40 259c-27-7-49-7-37-139 7-71 40-80 60-120 13 47 41 68 37 139-12 132-32 126-60 120z">
        <text:p/>
      </draw:path>
      <draw:path draw:style-name="Mgr4" draw:text-style-name="MP8" draw:layer="backgroundobjects" svg:width="0.135cm" svg:height="0.166cm" svg:x="17.745cm" svg:y="17.881cm" svg:viewBox="0 0 136 167" svg:d="M60 167c-42 0-40-39-60-59 20-36 18-108 60-108 41 0 51 72 76 108-25 20-35 59-76 59z">
        <text:p/>
      </draw:path>
      <draw:path draw:style-name="Mgr4" draw:text-style-name="MP8" draw:layer="backgroundobjects" svg:width="0.082cm" svg:height="0.1cm" svg:x="17.765cm" svg:y="17.918cm" svg:viewBox="0 0 83 101" svg:d="M37 101c-26 0-25-25-37-37 12-21 11-64 37-64 25 0 31 43 46 64-15 12-21 37-46 37z">
        <text:p/>
      </draw:path>
      <draw:path draw:style-name="Mgr4" draw:text-style-name="MP8" draw:layer="backgroundobjects" svg:width="0.392cm" svg:height="0.447cm" svg:x="17.726cm" svg:y="17.94cm" svg:viewBox="0 0 393 448" svg:d="M275 36c-56-93-57 22-86 31 9 4 17 8 26 12-15 9-31 19-46 28 4 5 7 11 11 15-8 0-15 0-23 0 5 5 9 10 14 16-3 4-6 6-9 9-16-13-33-19-51-19-60 0-111 71-111 160 0 90 49 160 111 160 60 0 111-70 111-160 0-2 0-5 0-9 14 5 27 11 41 15-3-14-6-28-9-43 16 0 32 0 48 0-7-8-14-16-20-24 23-23 46-47 69-71-14 0-28 0-42 0 21-17 43-34 65-53-15 0-30 0-45 0 25-3 92-72 50-52-42 19-70-9-104-15z">
        <text:p/>
      </draw:path>
      <draw:path draw:style-name="Mgr4" draw:text-style-name="MP8" draw:layer="backgroundobjects" svg:width="0.503cm" svg:height="0.339cm" svg:x="17.6cm" svg:y="18.241cm" svg:viewBox="0 0 504 340" svg:d="M197 169c-64-16-171 16-193-50-32-92 163-148 213-104 120 98 282-92 287 194 2 70-125 277-307-40z">
        <text:p/>
      </draw:path>
      <draw:custom-shape draw:style-name="Mgr5" draw:text-style-name="MP9" draw:layer="backgroundobjects" svg:width="0.5cm" svg:height="3.333cm" svg:x="25.5cm" svg:y="15.333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1cm" svg:x="24.5cm" svg:y="16.66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1cm" svg:x="24.75cm" svg:y="1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1cm" svg:x="25.001cm" svg:y="15.3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1cm" svg:x="25.25cm" svg:y="14.66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3.333cm" svg:x="22.751cm" svg:y="15.333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1cm" svg:x="22cm" svg:y="16.3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1cm" svg:x="22.251cm" svg:y="15.66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1cm" svg:x="22.5cm" svg:y="1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579cm" svg:x="24.913cm" svg:y="13.333cm" svg:viewBox="0 0 243 580" svg:d="M200 187c-43-108-135-201-173-185-28 17 4 89 30 128 3 2 1 8-3 8-12-4-26-4-32 5-14 23 6 55 23 76 3 3 1 9-3 8-15-4-30-4-35 4-21 33 10 131 28 167 22 42 45 85 74 118 30 35 67 60 106 64 2 0 4 0 5 0 2-1 3-5 4-8 7-24 9-33 12-53 3-81 26-173-36-332z">
          <text:p/>
        </draw:path>
        <draw:path draw:style-name="Mgr4" draw:text-style-name="MP8" draw:layer="backgroundobjects" svg:width="0.906cm" svg:height="0.999cm" svg:x="24.5cm" svg:y="13.333cm" svg:viewBox="0 0 907 1000" svg:d="M752 380c-52 11-105 76-132 135-1 4-4 8-7 9-4 0-7-4-10-7-28-34-65-78-111-154-20-34-119-192-216-283-84-77-190-97-226-65-17 14-20 48-13 73 8 25 34 55 54 67-25-4-57 22-57 54 0 56 75 118 99 127-21 1-38 33-33 60 9 52 81 76 103 80-20 5-31 39-24 64 11 40 83 65 103 71-18 21-11 56 8 74 16 18 38 28 59 32-54-8-117-18-170-20-52-1-131 22-179 79 69 37 149 116 180 224 51-3 87-40 127-80 6-7 12-13 20-15 5 0 11 2 16 4 22 10 123 78 251 70 98-7 183-62 223-162 39-97 43-201 47-230 4-28 24-43 43-51-2-28 1-64-2-93-40-44-101-74-153-63z">
          <text:p/>
        </draw:path>
        <draw:path draw:style-name="Mgr4" draw:text-style-name="MP8" draw:layer="backgroundobjects" svg:width="0.109cm" svg:height="0.1cm" svg:x="25.39cm" svg:y="13.773cm" svg:viewBox="0 0 110 101" svg:d="M24 1c-3-1-7-1-10-1-6 1-8 4-10 11-6 16-4 69-1 80 2 6 5 10 11 10 2 0 5-1 7-2 7-3 15-7 23-10 20-9 39-17 58-26 3-2 7-3 8-7 1-5-3-11-6-15-26-16-53-29-80-40z">
          <text:p/>
        </draw:path>
        <draw:path draw:style-name="Mgr4" draw:text-style-name="MP8" draw:layer="backgroundobjects" svg:width="0.057cm" svg:height="0.074cm" svg:x="25.263cm" svg:y="13.781cm" svg:viewBox="0 0 58 75" svg:d="M0 37c0 7 2 14 4 19s6 11 10 13c5 4 10 6 15 6s10-2 14-6c5-2 9-8 11-13 3-5 4-12 4-19 0-6-1-13-4-18-3-6-6-11-11-14-4-4-9-5-14-5s-10 1-15 5c-4 3-8 8-10 14-2 5-4 12-4 18z">
          <text:p/>
        </draw:path>
        <draw:path draw:style-name="Mgr4" draw:text-style-name="MP8" draw:layer="backgroundobjects" svg:width="0.138cm" svg:height="0.074cm" svg:x="24.568cm" svg:y="13.488cm" svg:viewBox="0 0 139 75" svg:d="M77 36c3 3 23 15 41 24 9 4 21 9 21 12 0 5-11 3-20 0-23-7-48-17-69-32-6-3-41-28-50-36 7-4 17-4 24-4 18 15 34 25 53 36z">
          <text:p/>
        </draw:path>
        <draw:path draw:style-name="Mgr4" draw:text-style-name="MP8" draw:layer="backgroundobjects" svg:width="0.157cm" svg:height="0.042cm" svg:x="24.615cm" svg:y="13.669cm" svg:viewBox="0 0 158 43" svg:d="M125 31c11 2 33 2 33 8 0 4-19 4-31 4-43 0-90-8-127-32 4-6 13-11 19-11 41 21 91 28 106 31z">
          <text:p/>
        </draw:path>
        <draw:path draw:style-name="Mgr4" draw:text-style-name="MP8" draw:layer="backgroundobjects" svg:width="0.142cm" svg:height="0.026cm" svg:x="24.687cm" svg:y="13.809cm" svg:viewBox="0 0 143 27" svg:d="M106 12c20 3 36 0 37 4 1 7-20 8-31 8-33 3-56 5-93-4-4 0-20-4-19-7 3-5 11-12 16-13 21 7 69 11 90 12z">
          <text:p/>
        </draw:path>
        <draw:path draw:style-name="Mgr4" draw:text-style-name="MP8" draw:layer="backgroundobjects" svg:width="0.13cm" svg:height="0.024cm" svg:x="24.775cm" svg:y="13.945cm" svg:viewBox="0 0 131 25" svg:d="M7 0c17 4 31 7 48 8 12 1 30 4 46 4 13 1 30-1 30 3 0 6-19 9-32 10-29 0-62 0-96-10-1 0-3-3-3-3 2-4 5-9 7-12z">
          <text:p/>
        </draw:path>
      </draw:g>
      <draw:g>
        <draw:path draw:style-name="Mgr4" draw:text-style-name="MP8" draw:layer="backgroundobjects" svg:width="0.242cm" svg:height="0.579cm" svg:x="23.913cm" svg:y="14cm" svg:viewBox="0 0 243 580" svg:d="M200 187c-43-108-135-201-173-185-28 17 4 89 30 128 3 2 1 8-3 8-12-4-26-4-32 5-14 23 6 55 23 76 3 3 1 9-3 8-15-4-30-4-35 4-21 33 10 131 28 167 22 42 45 85 74 118 30 35 67 60 106 64 2 0 4 0 5 0 2-1 3-5 4-8 7-24 9-33 12-53 3-81 26-173-36-332z">
          <text:p/>
        </draw:path>
        <draw:path draw:style-name="Mgr4" draw:text-style-name="MP8" draw:layer="backgroundobjects" svg:width="0.906cm" svg:height="0.999cm" svg:x="23.5cm" svg:y="14cm" svg:viewBox="0 0 907 1000" svg:d="M752 380c-52 11-105 76-132 135-1 4-4 8-7 9-4 0-7-4-10-7-28-34-65-78-111-154-20-34-119-192-216-283-84-77-190-97-226-65-17 14-20 48-13 73 8 25 34 55 54 67-25-4-57 22-57 54 0 56 75 118 99 127-21 1-38 33-33 60 9 52 81 76 103 80-20 5-31 39-24 64 11 40 83 65 103 71-18 21-11 56 8 74 16 18 38 28 59 32-54-8-117-18-170-20-52-1-131 22-179 79 69 37 149 116 180 224 51-3 87-40 127-80 6-7 12-13 20-15 5 0 11 2 16 4 22 10 123 78 251 70 98-7 183-62 223-162 39-97 43-201 47-230 4-28 24-43 43-51-2-28 1-64-2-93-40-44-101-74-153-63z">
          <text:p/>
        </draw:path>
        <draw:path draw:style-name="Mgr4" draw:text-style-name="MP8" draw:layer="backgroundobjects" svg:width="0.109cm" svg:height="0.1cm" svg:x="24.39cm" svg:y="14.44cm" svg:viewBox="0 0 110 101" svg:d="M24 1c-3-1-7-1-10-1-6 1-8 4-10 11-6 16-4 69-1 80 2 6 5 10 11 10 2 0 5-1 7-2 7-3 15-7 23-10 20-9 39-17 58-26 3-2 7-3 8-7 1-5-3-11-6-15-26-16-53-29-80-40z">
          <text:p/>
        </draw:path>
        <draw:path draw:style-name="Mgr4" draw:text-style-name="MP8" draw:layer="backgroundobjects" svg:width="0.057cm" svg:height="0.074cm" svg:x="24.263cm" svg:y="14.448cm" svg:viewBox="0 0 58 75" svg:d="M0 37c0 7 2 14 4 19s6 11 10 13c5 4 10 6 15 6s10-2 14-6c5-2 9-8 11-13 3-5 4-12 4-19 0-6-1-13-4-18-3-6-6-11-11-14-4-4-9-5-14-5s-10 1-15 5c-4 3-8 8-10 14-2 5-4 12-4 18z">
          <text:p/>
        </draw:path>
        <draw:path draw:style-name="Mgr4" draw:text-style-name="MP8" draw:layer="backgroundobjects" svg:width="0.138cm" svg:height="0.074cm" svg:x="23.568cm" svg:y="14.155cm" svg:viewBox="0 0 139 75" svg:d="M77 36c3 3 23 15 41 24 9 4 21 9 21 12 0 5-11 3-20 0-23-7-48-17-69-32-6-3-41-28-50-36 7-4 17-4 24-4 18 15 34 25 53 36z">
          <text:p/>
        </draw:path>
        <draw:path draw:style-name="Mgr4" draw:text-style-name="MP8" draw:layer="backgroundobjects" svg:width="0.157cm" svg:height="0.042cm" svg:x="23.615cm" svg:y="14.336cm" svg:viewBox="0 0 158 43" svg:d="M125 31c11 2 33 2 33 8 0 4-19 4-31 4-43 0-90-8-127-32 4-6 13-11 19-11 41 21 91 28 106 31z">
          <text:p/>
        </draw:path>
        <draw:path draw:style-name="Mgr4" draw:text-style-name="MP8" draw:layer="backgroundobjects" svg:width="0.142cm" svg:height="0.026cm" svg:x="23.687cm" svg:y="14.476cm" svg:viewBox="0 0 143 27" svg:d="M106 12c20 3 36 0 37 4 1 7-20 8-31 8-33 3-56 5-93-4-4 0-20-4-19-7 3-5 11-12 16-13 21 7 69 11 90 12z">
          <text:p/>
        </draw:path>
        <draw:path draw:style-name="Mgr4" draw:text-style-name="MP8" draw:layer="backgroundobjects" svg:width="0.13cm" svg:height="0.024cm" svg:x="23.775cm" svg:y="14.612cm" svg:viewBox="0 0 131 25" svg:d="M7 0c17 4 31 7 48 8 12 1 30 4 46 4 13 1 30-1 30 3 0 6-19 9-32 10-29 0-62 0-96-10-1 0-3-3-3-3 2-4 5-9 7-12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3.333cm" svg:x="1.5cm" svg:y="0.666cm" presentation:class="titl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5" draw:text-style-name="MP9" draw:layer="backgroundobjects" svg:width="0.5cm" svg:height="3.333cm" svg:x="25.501cm" svg:y="15.333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1cm" svg:x="24.501cm" svg:y="16.66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1cm" svg:x="24.751cm" svg:y="1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1cm" svg:x="25.002cm" svg:y="15.3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1cm" svg:x="25.251cm" svg:y="14.66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3.333cm" svg:x="22.752cm" svg:y="15.333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1cm" svg:x="22.001cm" svg:y="16.3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1cm" svg:x="22.252cm" svg:y="15.66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1cm" svg:x="22.501cm" svg:y="1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579cm" svg:x="24.413cm" svg:y="13.666cm" svg:viewBox="0 0 243 580" svg:d="M200 187c-43-108-135-201-173-185-28 17 4 89 30 128 3 2 1 8-3 8-12-4-26-4-32 5-14 23 6 55 23 76 3 3 1 9-3 8-15-4-30-4-35 4-21 33 10 131 28 167 22 42 45 85 74 118 30 35 67 60 106 64 2 0 4 0 5 0 2-1 3-5 4-8 7-24 9-33 12-53 3-81 26-173-36-332z">
          <text:p/>
        </draw:path>
        <draw:path draw:style-name="Mgr4" draw:text-style-name="MP8" draw:layer="backgroundobjects" svg:width="0.906cm" svg:height="0.999cm" svg:x="24cm" svg:y="13.666cm" svg:viewBox="0 0 907 1000" svg:d="M752 380c-52 11-105 76-132 135-1 4-4 8-7 9-4 0-7-4-10-7-28-34-65-78-111-154-20-34-119-192-216-283-84-77-190-97-226-65-17 14-20 48-13 73 8 25 34 55 54 67-25-4-57 22-57 54 0 56 75 118 99 127-21 1-38 33-33 60 9 52 81 76 103 80-20 5-31 39-24 64 11 40 83 65 103 71-18 21-11 56 8 74 16 18 38 28 59 32-54-8-117-18-170-20-52-1-131 22-179 79 69 37 149 116 180 224 51-3 87-40 127-80 6-7 12-13 20-15 5 0 11 2 16 4 22 10 123 78 251 70 98-7 183-62 223-162 39-97 43-201 47-230 4-28 24-43 43-51-2-28 1-64-2-93-40-44-101-74-153-63z">
          <text:p/>
        </draw:path>
        <draw:path draw:style-name="Mgr4" draw:text-style-name="MP8" draw:layer="backgroundobjects" svg:width="0.109cm" svg:height="0.1cm" svg:x="24.89cm" svg:y="14.106cm" svg:viewBox="0 0 110 101" svg:d="M24 1c-3-1-7-1-10-1-6 1-8 4-10 11-6 16-4 69-1 80 2 6 5 10 11 10 2 0 5-1 7-2 7-3 15-7 23-10 20-9 39-17 58-26 3-2 7-3 8-7 1-5-3-11-6-15-26-16-53-29-80-40z">
          <text:p/>
        </draw:path>
        <draw:path draw:style-name="Mgr4" draw:text-style-name="MP8" draw:layer="backgroundobjects" svg:width="0.057cm" svg:height="0.074cm" svg:x="24.763cm" svg:y="14.114cm" svg:viewBox="0 0 58 75" svg:d="M0 37c0 7 2 14 4 19s6 11 10 13c5 4 10 6 15 6s10-2 14-6c5-2 9-8 11-13 3-5 4-12 4-19 0-6-1-13-4-18-3-6-6-11-11-14-4-4-9-5-14-5s-10 1-15 5c-4 3-8 8-10 14-2 5-4 12-4 18z">
          <text:p/>
        </draw:path>
        <draw:path draw:style-name="Mgr4" draw:text-style-name="MP8" draw:layer="backgroundobjects" svg:width="0.138cm" svg:height="0.074cm" svg:x="24.068cm" svg:y="13.821cm" svg:viewBox="0 0 139 75" svg:d="M77 36c3 3 23 15 41 24 9 4 21 9 21 12 0 5-11 3-20 0-23-7-48-17-69-32-6-3-41-28-50-36 7-4 17-4 24-4 18 15 34 25 53 36z">
          <text:p/>
        </draw:path>
        <draw:path draw:style-name="Mgr4" draw:text-style-name="MP8" draw:layer="backgroundobjects" svg:width="0.157cm" svg:height="0.042cm" svg:x="24.115cm" svg:y="14.002cm" svg:viewBox="0 0 158 43" svg:d="M125 31c11 2 33 2 33 8 0 4-19 4-31 4-43 0-90-8-127-32 4-6 13-11 19-11 41 21 91 28 106 31z">
          <text:p/>
        </draw:path>
        <draw:path draw:style-name="Mgr4" draw:text-style-name="MP8" draw:layer="backgroundobjects" svg:width="0.142cm" svg:height="0.026cm" svg:x="24.187cm" svg:y="14.142cm" svg:viewBox="0 0 143 27" svg:d="M106 12c20 3 36 0 37 4 1 7-20 8-31 8-33 3-56 5-93-4-4 0-20-4-19-7 3-5 11-12 16-13 21 7 69 11 90 12z">
          <text:p/>
        </draw:path>
        <draw:path draw:style-name="Mgr4" draw:text-style-name="MP8" draw:layer="backgroundobjects" svg:width="0.13cm" svg:height="0.024cm" svg:x="24.275cm" svg:y="14.278cm" svg:viewBox="0 0 131 25" svg:d="M7 0c17 4 31 7 48 8 12 1 30 4 46 4 13 1 30-1 30 3 0 6-19 9-32 10-29 0-62 0-96-10-1 0-3-3-3-3 2-4 5-9 7-12z">
          <text:p/>
        </draw:path>
      </draw:g>
      <draw:g>
        <draw:path draw:style-name="Mgr4" draw:text-style-name="MP8" draw:layer="backgroundobjects" svg:width="0.242cm" svg:height="0.579cm" svg:x="25.913cm" svg:y="13cm" svg:viewBox="0 0 243 580" svg:d="M200 187c-43-108-135-201-173-185-28 17 4 89 30 128 3 2 1 8-3 8-12-4-26-4-32 5-14 23 6 55 23 76 3 3 1 9-3 8-15-4-30-4-35 4-21 33 10 131 28 167 22 42 45 85 74 118 30 35 67 60 106 64 2 0 4 0 5 0 2-1 3-5 4-8 7-24 9-33 12-53 3-81 26-173-36-332z">
          <text:p/>
        </draw:path>
        <draw:path draw:style-name="Mgr4" draw:text-style-name="MP8" draw:layer="backgroundobjects" svg:width="0.906cm" svg:height="0.999cm" svg:x="25.5cm" svg:y="13cm" svg:viewBox="0 0 907 1000" svg:d="M752 380c-52 11-105 76-132 135-1 4-4 8-7 9-4 0-7-4-10-7-28-34-65-78-111-154-20-34-119-192-216-283-84-77-190-97-226-65-17 14-20 48-13 73 8 25 34 55 54 67-25-4-57 22-57 54 0 56 75 118 99 127-21 1-38 33-33 60 9 52 81 76 103 80-20 5-31 39-24 64 11 40 83 65 103 71-18 21-11 56 8 74 16 18 38 28 59 32-54-8-117-18-170-20-52-1-131 22-179 79 69 37 149 116 180 224 51-3 87-40 127-80 6-7 12-13 20-15 5 0 11 2 16 4 22 10 123 78 251 70 98-7 183-62 223-162 39-97 43-201 47-230 4-28 24-43 43-51-2-28 1-64-2-93-40-44-101-74-153-63z">
          <text:p/>
        </draw:path>
        <draw:path draw:style-name="Mgr4" draw:text-style-name="MP8" draw:layer="backgroundobjects" svg:width="0.109cm" svg:height="0.1cm" svg:x="26.39cm" svg:y="13.44cm" svg:viewBox="0 0 110 101" svg:d="M24 1c-3-1-7-1-10-1-6 1-8 4-10 11-6 16-4 69-1 80 2 6 5 10 11 10 2 0 5-1 7-2 7-3 15-7 23-10 20-9 39-17 58-26 3-2 7-3 8-7 1-5-3-11-6-15-26-16-53-29-80-40z">
          <text:p/>
        </draw:path>
        <draw:path draw:style-name="Mgr4" draw:text-style-name="MP8" draw:layer="backgroundobjects" svg:width="0.057cm" svg:height="0.074cm" svg:x="26.263cm" svg:y="13.448cm" svg:viewBox="0 0 58 75" svg:d="M0 37c0 7 2 14 4 19s6 11 10 13c5 4 10 6 15 6s10-2 14-6c5-2 9-8 11-13 3-5 4-12 4-19 0-6-1-13-4-18-3-6-6-11-11-14-4-4-9-5-14-5s-10 1-15 5c-4 3-8 8-10 14-2 5-4 12-4 18z">
          <text:p/>
        </draw:path>
        <draw:path draw:style-name="Mgr4" draw:text-style-name="MP8" draw:layer="backgroundobjects" svg:width="0.138cm" svg:height="0.074cm" svg:x="25.568cm" svg:y="13.155cm" svg:viewBox="0 0 139 75" svg:d="M77 36c3 3 23 15 41 24 9 4 21 9 21 12 0 5-11 3-20 0-23-7-48-17-69-32-6-3-41-28-50-36 7-4 17-4 24-4 18 15 34 25 53 36z">
          <text:p/>
        </draw:path>
        <draw:path draw:style-name="Mgr4" draw:text-style-name="MP8" draw:layer="backgroundobjects" svg:width="0.157cm" svg:height="0.042cm" svg:x="25.615cm" svg:y="13.336cm" svg:viewBox="0 0 158 43" svg:d="M125 31c11 2 33 2 33 8 0 4-19 4-31 4-43 0-90-8-127-32 4-6 13-11 19-11 41 21 91 28 106 31z">
          <text:p/>
        </draw:path>
        <draw:path draw:style-name="Mgr4" draw:text-style-name="MP8" draw:layer="backgroundobjects" svg:width="0.142cm" svg:height="0.026cm" svg:x="25.687cm" svg:y="13.476cm" svg:viewBox="0 0 143 27" svg:d="M106 12c20 3 36 0 37 4 1 7-20 8-31 8-33 3-56 5-93-4-4 0-20-4-19-7 3-5 11-12 16-13 21 7 69 11 90 12z">
          <text:p/>
        </draw:path>
        <draw:path draw:style-name="Mgr4" draw:text-style-name="MP8" draw:layer="backgroundobjects" svg:width="0.13cm" svg:height="0.024cm" svg:x="25.775cm" svg:y="13.612cm" svg:viewBox="0 0 131 25" svg:d="M7 0c17 4 31 7 48 8 12 1 30 4 46 4 13 1 30-1 30 3 0 6-19 9-32 10-29 0-62 0-96-10-1 0-3-3-3-3 2-4 5-9 7-12z">
          <text:p/>
        </draw:path>
      </draw:g>
      <draw:frame presentation:style-name="Forestbird1-outline1" draw:layer="backgroundobjects" svg:width="25cm" svg:height="12cm" svg:x="1.5cm" svg:y="4.66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3.333cm" svg:x="1.5cm" svg:y="0.666cm" presentation:class="title" presentation:placeholder="true">
        <draw:text-box/>
      </draw:frame>
      <draw:frame presentation:style-name="Forestbird2-outline1" draw:layer="backgroundobjects" svg:width="25cm" svg:height="12cm" svg:x="1.5cm" svg:y="4.666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847cm" svg:x="25.961cm" svg:y="18.126cm" svg:viewBox="0 0 421 848" svg:d="M240 725c120-139 192-308 180-535-5-89-30-148-60-184-23-28-164 36-164 240 2 386-131 399-196 599 69 15 152-16 240-120z">
          <text:p/>
        </draw:path>
        <draw:path draw:style-name="Mgr4" draw:text-style-name="MP8" draw:layer="backgroundobjects" svg:width="0.398cm" svg:height="0.866cm" svg:x="25.922cm" svg:y="18.101cm" svg:viewBox="0 0 399 867" svg:d="M399 32c-76-105-212 71-212 231 0 386-120 421-187 594 12 4 11 10 37 10 85-91 212-263 212-559 0-184 69-261 150-276z">
          <text:p/>
        </draw:path>
        <draw:path draw:style-name="Mgr4" draw:text-style-name="MP8" draw:layer="backgroundobjects" svg:width="0.375cm" svg:height="0.87cm" svg:x="25.922cm" svg:y="18.085cm" svg:viewBox="0 0 376 871" svg:d="M376 23c-88-71-217 30-217 225 0 316-106 304-159 457 0 55 0 111 0 166 37-34 212-232 212-580 0-186 81-266 164-268z">
          <text:p/>
        </draw:path>
        <draw:path draw:style-name="Mgr4" draw:text-style-name="MP8" draw:layer="backgroundobjects" svg:width="0.638cm" svg:height="0.792cm" svg:x="25cm" svg:y="18.228cm" svg:viewBox="0 0 639 793" svg:d="M4 117c-32-92 136-141 194-105 0 52 0 102 0 154-65-17-171 15-194-49zM390 761c0-45 113-136 249-136 0 56 0 112 0 168-83-11-249 15-249-32z">
          <text:p/>
        </draw:path>
        <draw:path draw:style-name="Mgr4" draw:text-style-name="MP8" draw:layer="backgroundobjects" svg:width="0.742cm" svg:height="1.157cm" svg:x="25.233cm" svg:y="17.966cm" svg:viewBox="0 0 743 1158" svg:d="M714 446c-39-129-143-286-295-373-380-221-518 115-345 284 203 200 184 519 262 651-82 28-142 86-142 120 0 46 165 21 248 30 138 0 249-37 249-82 2-35-2-56-9-75 67-132 81-395 32-555z">
          <text:p/>
        </draw:path>
        <draw:path draw:style-name="Mgr4" draw:text-style-name="MP8" draw:layer="backgroundobjects" svg:width="0.277cm" svg:height="0.68cm" svg:x="25.52cm" svg:y="18.358cm" svg:viewBox="0 0 278 681" svg:d="M255 0c-120 13-228 160-228 343 2 162 78 245 53 257-203 96 27 25 188 80 51 19-108-217-108-405 0-115 37-212 95-275z">
          <text:p/>
        </draw:path>
        <draw:path draw:style-name="Mgr4" draw:text-style-name="MP8" draw:layer="backgroundobjects" svg:width="0.499cm" svg:height="1.043cm" svg:x="25.517cm" svg:y="17.924cm" svg:viewBox="0 0 500 1044" svg:d="M138 45c-51-21-97-36-138-45 4 24 7 52 9 76 284 96 558 480 390 968 81-152 101-281 101-479 0-212-221-461-362-520z">
          <text:p/>
        </draw:path>
        <draw:path draw:style-name="Mgr4" draw:text-style-name="MP8" draw:layer="backgroundobjects" svg:width="0.546cm" svg:height="1.075cm" svg:x="25.507cm" svg:y="17.896cm" svg:viewBox="0 0 547 1076" svg:d="M0 0c10 19 14 43 17 68 242 89 473 295 473 661 0 83-37 268-83 347 90-85 140-288 140-483 3-306-170-489-376-562-62-22-118-31-171-31z">
          <text:p/>
        </draw:path>
        <draw:path draw:style-name="Mgr4" draw:text-style-name="MP8" draw:layer="backgroundobjects" svg:width="0.129cm" svg:height="0.18cm" svg:x="25.283cm" svg:y="17.665cm" svg:viewBox="0 0 130 181" svg:d="M1 181c-7-96 35-121 53-181 25 55 69 68 76 163-43 6-86 12-129 18z">
          <text:p/>
        </draw:path>
        <draw:path draw:style-name="Mgr4" draw:text-style-name="MP8" draw:layer="backgroundobjects" svg:width="0.451cm" svg:height="0.712cm" svg:x="25.084cm" svg:y="17.653cm" svg:viewBox="0 0 452 713" svg:d="M335 0c-27 55-74 67-83 163-124 6-262 230-251 409 2 49 101 141 225 141 125 0 226-148 226-329 3-108-23-167-67-193 7-96-33-127-50-191z">
          <text:p/>
        </draw:path>
        <draw:path draw:style-name="Mgr4" draw:text-style-name="MP8" draw:layer="backgroundobjects" svg:width="0.1cm" svg:height="0.26cm" svg:x="25.349cm" svg:y="17.738cm" svg:viewBox="0 0 101 261" svg:d="M40 259c-27-7-49-7-37-139 7-71 40-80 60-120 13 47 41 68 37 139-12 132-32 126-60 120z">
          <text:p/>
        </draw:path>
        <draw:path draw:style-name="Mgr4" draw:text-style-name="MP8" draw:layer="backgroundobjects" svg:width="0.135cm" svg:height="0.166cm" svg:x="25.187cm" svg:y="17.957cm" svg:viewBox="0 0 136 167" svg:d="M60 167c-42 0-40-39-60-59 20-36 18-108 60-108 41 0 51 72 76 108-25 20-35 59-76 59z">
          <text:p/>
        </draw:path>
        <draw:path draw:style-name="Mgr4" draw:text-style-name="MP8" draw:layer="backgroundobjects" svg:width="0.082cm" svg:height="0.1cm" svg:x="25.207cm" svg:y="17.994cm" svg:viewBox="0 0 83 101" svg:d="M37 101c-26 0-25-25-37-37 12-21 11-64 37-64 25 0 31 43 46 64-15 12-21 37-46 37z">
          <text:p/>
        </draw:path>
        <draw:path draw:style-name="Mgr4" draw:text-style-name="MP8" draw:layer="backgroundobjects" svg:width="0.392cm" svg:height="0.447cm" svg:x="25.168cm" svg:y="18.016cm" svg:viewBox="0 0 393 448" svg:d="M275 36c-56-93-57 22-86 31 9 4 17 8 26 12-15 9-31 19-46 28 4 5 7 11 11 15-8 0-15 0-23 0 5 5 9 10 14 16-3 4-6 6-9 9-16-13-33-19-51-19-60 0-111 71-111 160 0 90 49 160 111 160 60 0 111-70 111-160 0-2 0-5 0-9 14 5 27 11 41 15-3-14-6-28-9-43 16 0 32 0 48 0-7-8-14-16-20-24 23-23 46-47 69-71-14 0-28 0-42 0 21-17 43-34 65-53-15 0-30 0-45 0 25-3 92-72 50-52-42 19-70-9-104-15z">
          <text:p/>
        </draw:path>
        <draw:path draw:style-name="Mgr4" draw:text-style-name="MP8" draw:layer="backgroundobjects" svg:width="0.503cm" svg:height="0.339cm" svg:x="25.042cm" svg:y="18.317cm" svg:viewBox="0 0 504 340" svg:d="M197 169c-64-16-171 16-193-50-32-92 163-148 213-104 120 98 282-92 287 194 2 70-125 277-307-40z">
          <text:p/>
        </draw:path>
      </draw:g>
      <draw:g>
        <draw:path draw:style-name="Mgr4" draw:text-style-name="MP8" draw:layer="backgroundobjects" svg:width="0.217cm" svg:height="0.292cm" svg:x="22.75cm" svg:y="19.035cm" svg:viewBox="0 0 218 293" svg:d="M0 147c0 25 5 52 14 73 10 23 24 41 41 53 16 14 35 20 54 20 20 0 38-6 55-20 17-12 30-30 39-53 10-21 15-48 15-73 0-26-4-51-15-74-9-21-22-40-39-53s-36-20-55-20-38 7-54 20c-17 13-31 32-41 53-9 23-14 48-14 74z">
          <text:p/>
        </draw:path>
        <draw:path draw:style-name="Mgr4" draw:text-style-name="MP8" draw:layer="backgroundobjects" svg:width="0.378cm" svg:height="0.581cm" svg:x="22.829cm" svg:y="19.003cm" svg:viewBox="0 0 379 582" svg:d="M22 489c-83-376 91-326 136-489 65 39 130 77 194 116 0-3 60 360 2 440-43 60-315 9-332-67z">
          <text:p/>
        </draw:path>
        <draw:path draw:style-name="Mgr4" draw:text-style-name="MP8" draw:layer="backgroundobjects" svg:width="0.223cm" svg:height="0.14cm" svg:x="22.957cm" svg:y="19.327cm" svg:viewBox="0 0 224 141" svg:d="M194 69c-16-20-36-41-58-50-43-24-93-24-136-4 46 0 88 4 128 28 20 8 38 22 55 38 13 16 30 38 41 60-3-25-13-52-30-72z">
          <text:p/>
        </draw:path>
        <draw:path draw:style-name="Mgr4" draw:text-style-name="MP8" draw:layer="backgroundobjects" svg:width="0.321cm" svg:height="0.709cm" svg:x="23.135cm" svg:y="18.957cm" svg:viewBox="0 0 322 710" svg:d="M65 667c-65-84-63-454-65-638 93-10 186-20 279-29 2 0 78 587 24 667-41 58-191 56-238 0z">
          <text:p/>
        </draw:path>
        <draw:path draw:style-name="Mgr4" draw:text-style-name="MP8" draw:layer="backgroundobjects" svg:width="0.323cm" svg:height="0.709cm" svg:x="23.417cm" svg:y="18.957cm" svg:viewBox="0 0 324 710" svg:d="M258 667c66-84 63-454 66-638-93-10-186-20-279-29-8 223-79 587-24 667 41 60 191 56 237 0z">
          <text:p/>
        </draw:path>
        <draw:path draw:style-name="Mgr4" draw:text-style-name="MP8" draw:layer="backgroundobjects" svg:width="0.021cm" svg:height="0.287cm" svg:x="23.427cm" svg:y="19.335cm" svg:viewBox="0 0 22 288" svg:d="M22 144c0-47-3-97-12-144-8 47-10 97-10 144 2 49 2 96 10 144 9-48 12-97 12-144z">
          <text:p/>
        </draw:path>
        <draw:path draw:style-name="Mgr4" draw:text-style-name="MP8" draw:layer="backgroundobjects" svg:width="0.49cm" svg:height="0.58cm" svg:x="23.192cm" svg:y="18.929cm" svg:viewBox="0 0 491 581" svg:d="M246 581c82-102 245-157 245-308 0-149-108-273-245-273s-246 124-246 273c0 151 164 206 246 308z">
          <text:p/>
        </draw:path>
        <draw:path draw:style-name="Mgr4" draw:text-style-name="MP8" draw:layer="backgroundobjects" svg:width="0.369cm" svg:height="0.877cm" svg:x="22.877cm" svg:y="17.666cm" svg:viewBox="0 0 370 878" svg:d="M337 384c14 350 22 298 33 447-51 16-102 31-153 47-63-134 8-34-188-400-71-138 5-458 49-478 28-9 254 203 259 384z">
          <text:p/>
        </draw:path>
        <draw:path draw:style-name="Mgr4" draw:text-style-name="MP8" draw:layer="backgroundobjects" svg:width="0.267cm" svg:height="0.692cm" svg:x="22.948cm" svg:y="17.842cm" svg:viewBox="0 0 268 693" svg:d="M200 227c52 340 46 291 68 438-33 9-67 18-101 28-49-138 0-23-147-414-39-98-16-261 24-278 28-11 135 86 156 226z">
          <text:p/>
        </draw:path>
        <draw:path draw:style-name="Mgr4" draw:text-style-name="MP8" draw:layer="backgroundobjects" svg:width="0.371cm" svg:height="0.877cm" svg:x="23.628cm" svg:y="17.666cm" svg:viewBox="0 0 372 878" svg:d="M33 384c-13 350-22 298-33 447 51 16 103 31 154 47 62-134-8-34 188-400 73-138-5-458-50-478-27-9-254 203-259 384z">
          <text:p/>
        </draw:path>
        <draw:path draw:style-name="Mgr4" draw:text-style-name="MP8" draw:layer="backgroundobjects" svg:width="0.267cm" svg:height="0.696cm" svg:x="23.659cm" svg:y="17.842cm" svg:viewBox="0 0 268 697" svg:d="M68 227c-53 340-45 291-68 438 33 10 65 21 98 32 50-138 0-24 150-414 38-102 19-265-25-282-27-11-133 86-155 226z">
          <text:p/>
        </draw:path>
        <draw:path draw:style-name="Mgr4" draw:text-style-name="MP8" draw:layer="backgroundobjects" svg:width="0.999cm" svg:height="1.068cm" svg:x="22.938cm" svg:y="18.199cm" svg:viewBox="0 0 1000 1069" svg:d="M500 0c-276 0-401 144-401 344 0 167-207 413-22 576 90 81 243 149 423 149s333-68 423-149c186-167-21-409-21-576 0-200-123-344-402-344z">
          <text:p/>
        </draw:path>
        <draw:path draw:style-name="Mgr4" draw:text-style-name="MP8" draw:layer="backgroundobjects" svg:width="0.875cm" svg:height="0.885cm" svg:x="23.003cm" svg:y="18.346cm" svg:viewBox="0 0 876 886" svg:d="M400 29c24-39 46-39 71 0 57 91 148 284 153 444 103-17 221-11 245 56 47 133-172 357-431 357-262 0-478-224-432-357 20-67 140-73 241-56 5-160 95-353 153-444z">
          <text:p/>
        </draw:path>
        <draw:path draw:style-name="Mgr4" draw:text-style-name="MP8" draw:layer="backgroundobjects" svg:width="0.411cm" svg:height="0.183cm" svg:x="23.231cm" svg:y="18.979cm" svg:viewBox="0 0 412 184" svg:d="M83 67c30 4 63-7 88-27 13-9 25-24 35-40 8 16 22 31 36 40 27 20 57 31 87 27 30 0 61-14 82-36 14-15-58 153-205 153s-218-168-204-153c21 20 51 32 81 36z">
          <text:p/>
        </draw:path>
        <draw:path draw:style-name="Mgr4" draw:text-style-name="MP8" draw:layer="backgroundobjects" svg:width="0.241cm" svg:height="0.351cm" svg:x="23.085cm" svg:y="18.477cm" svg:viewBox="0 0 242 352" svg:d="M159 9c-83-40-137 58-151 110-21 80 5 170 14 190 6 14 66 78 199 16-2 0 33-89 16-173-26-48-8-109-78-143z">
          <text:p/>
        </draw:path>
        <draw:path draw:style-name="Mgr4" draw:text-style-name="MP8" draw:layer="backgroundobjects" svg:width="0.252cm" svg:height="0.379cm" svg:x="23.07cm" svg:y="18.458cm" svg:viewBox="0 0 253 380" svg:d="M223 61c-10-17-22-30-35-41-6-5-13-9-22-12-8-4-16-7-24-7-33-6-67 14-88 40-22 26-40 63-49 103-8 40-6 83 2 124 3 20 9 40 17 56 1 3 2 4 3 7 0 2 0 6 0 9 1 1 1 3 2 4 3 4 6 7 11 11 9 6 14 9 22 12 30 14 60 14 90 10 30-6 58-16 85-33-27 7-58 17-85 17s-57-2-82-17c-5-4-11-5-16-13-2-3-5-3-5-7-1-1-2-4-3-7-6-16-9-33-14-49-5-37-8-73 0-108 5-32 22-63 41-85 19-24 44-40 69-36 5 0 12-2 18 2 6 3 15 3 20 7 13 7 25 16 33 29 18 20 32 55 40 94 0-39-10-76-30-110z">
          <text:p/>
        </draw:path>
        <draw:path draw:style-name="Mgr4" draw:text-style-name="MP8" draw:layer="backgroundobjects" svg:width="0.141cm" svg:height="0.212cm" svg:x="23.148cm" svg:y="18.559cm" svg:viewBox="0 0 142 213" svg:d="M0 107c0 18 3 37 9 53s15 29 26 39c11 9 24 14 36 14 13 0 25-5 35-14 11-10 20-23 26-39s10-35 10-53c0-19-4-38-10-54-6-17-15-30-26-40-10-9-22-13-35-13-12 0-25 4-36 13-11 10-20 23-26 40-6 16-9 35-9 54z">
          <text:p/>
        </draw:path>
        <draw:path draw:style-name="Mgr4" draw:text-style-name="MP8" draw:layer="backgroundobjects" svg:width="0.24cm" svg:height="0.351cm" svg:x="23.549cm" svg:y="18.477cm" svg:viewBox="0 0 241 352" svg:d="M83 9c81-40 136 58 150 110 22 80-6 170-14 190-5 14-65 78-199 16 3 0-30-89-17-173 27-48 8-109 80-143z">
          <text:p/>
        </draw:path>
        <draw:path draw:style-name="Mgr4" draw:text-style-name="MP8" draw:layer="backgroundobjects" svg:width="0.254cm" svg:height="0.374cm" svg:x="23.552cm" svg:y="18.461cm" svg:viewBox="0 0 255 375" svg:d="M41 72c12-15 22-24 33-31 5-4 14-6 19-6 6-3 14-3 20-3 24 0 51 13 68 36 18 24 35 57 41 87 5 33 5 69 0 106-3 18-8 38-14 50-1 2-2 5-3 6-3 4-6 4-6 8-5 3-10 10-15 12-25 15-53 20-83 18-27 0-57-7-84-18 27 18 54 28 84 35s60 3 91-11c7-4 13-6 22-13 2-3 8-7 10-11 1 0 2-1 3-2 1-2 2-3 3-3 0-1 0-3 0-4 1-1 2-3 2-3 5-20 12-37 17-57 8-40 8-80 3-123-8-41-28-77-50-104-24-26-54-46-87-40-8 0-16 4-24 7s-15 7-22 13c-14 11-25 24-36 40-19 27-30 67-33 107 8-37 20-73 41-96z">
          <text:p/>
        </draw:path>
        <draw:path draw:style-name="Mgr4" draw:text-style-name="MP8" draw:layer="backgroundobjects" svg:width="0.14cm" svg:height="0.212cm" svg:x="23.588cm" svg:y="18.559cm" svg:viewBox="0 0 141 213" svg:d="M0 107c0 18 3 37 9 53s15 29 26 39c11 9 23 14 36 14s24-5 35-14c11-10 20-23 26-39s9-35 9-53c0-19-3-38-9-54-6-17-15-30-26-40-11-9-22-13-35-13s-25 4-36 13c-11 10-20 23-26 40-6 16-9 35-9 54z">
          <text:p/>
        </draw:path>
        <draw:path draw:style-name="Mgr4" draw:text-style-name="MP8" draw:layer="backgroundobjects" svg:width="0.144cm" svg:height="0.146cm" svg:x="23.367cm" svg:y="18.937cm" svg:viewBox="0 0 145 147" svg:d="M145 0c-49 0-97 0-145 0 0 49 0 97 0 147 48 0 96 0 145 0 0-50 0-98 0-147z">
          <text:p/>
        </draw:path>
        <draw:path draw:style-name="Mgr4" draw:text-style-name="MP8" draw:layer="backgroundobjects" svg:width="0.544cm" svg:height="0.237cm" svg:x="23.168cm" svg:y="18.813cm" svg:viewBox="0 0 545 238" svg:d="M133 203c28-3 55-10 77-27 21-16 38-40 41-63 6-37 12-76 18-113 7 37 14 76 20 113 5 27 19 47 41 63 23 17 49 27 77 27 30 0 57-3 81-20 25-12 47-36 57-67-2 33-18 64-43 84-25 19-60 33-93 37-35 3-68-8-98-28-17-9-27-22-38-38-12 16-25 29-39 38-30 20-66 31-98 28-33 0-68-14-93-37-24-20-43-53-43-84 5 28 27 51 52 67 24 13 54 20 81 20z">
          <text:p/>
        </draw:path>
        <draw:path draw:style-name="Mgr4" draw:text-style-name="MP8" draw:layer="backgroundobjects" svg:width="0.207cm" svg:height="0.12cm" svg:x="23.336cm" svg:y="18.769cm" svg:viewBox="0 0 208 121" svg:d="M104 0c19 0 77 0 98 20 14 15 3 47-33 77-24 20-46 24-62 24-19 0-41-8-63-24-44-30-51-62-38-77 19-20 79-20 98-20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3.333cm" svg:x="1.5cm" svg:y="0.666cm" presentation:class="title" presentation:placeholder="true">
        <draw:text-box/>
      </draw:frame>
      <draw:frame presentation:style-name="Forestbird3-outline1" draw:layer="backgroundobjects" svg:width="25cm" svg:height="12cm" svg:x="1.5cm" svg:y="4.66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39cm" svg:x="21cm" svg:y="18.828cm" svg:viewBox="0 0 263 391" svg:d="M0 195c0 34 6 69 18 98 12 30 28 54 48 71s42 27 65 27 46-10 66-27 36-41 48-71c11-29 18-64 18-98 0-35-7-68-18-98-12-29-28-53-48-70-20-18-43-27-66-27-22 0-45 9-65 27-20 17-36 41-48 70-12 30-18 63-18 98z">
          <text:p/>
        </draw:path>
        <draw:path draw:style-name="Mgr4" draw:text-style-name="MP8" draw:layer="backgroundobjects" svg:width="0.454cm" svg:height="0.776cm" svg:x="21.095cm" svg:y="18.783cm" svg:viewBox="0 0 455 777" svg:d="M26 653c-98-502 109-436 164-653 77 52 155 103 233 155 0-4 71 481 3 588-53 78-380 13-400-90z">
          <text:p/>
        </draw:path>
        <draw:path draw:style-name="Mgr4" draw:text-style-name="MP8" draw:layer="backgroundobjects" svg:width="0.268cm" svg:height="0.189cm" svg:x="21.249cm" svg:y="19.216cm" svg:viewBox="0 0 269 190" svg:d="M233 91c-20-26-43-53-69-66-52-32-112-32-164-4 56 0 105 4 154 34 23 14 46 32 65 54 17 22 36 49 50 81-4-36-16-72-36-99z">
          <text:p/>
        </draw:path>
        <draw:path draw:style-name="Mgr4" draw:text-style-name="MP8" draw:layer="backgroundobjects" svg:width="0.386cm" svg:height="0.946cm" svg:x="21.462cm" svg:y="18.72cm" svg:viewBox="0 0 387 947" svg:d="M79 888c-79-111-76-604-79-849 111-12 223-26 334-39 3 0 95 781 30 888-49 80-230 76-285 0z">
          <text:p/>
        </draw:path>
        <draw:path draw:style-name="Mgr4" draw:text-style-name="MP8" draw:layer="backgroundobjects" svg:width="0.387cm" svg:height="0.946cm" svg:x="21.801cm" svg:y="18.72cm" svg:viewBox="0 0 388 947" svg:d="M309 888c79-111 75-604 79-849-112-12-223-26-334-39-10 296-95 781-29 888 49 80 229 76 284 0z">
          <text:p/>
        </draw:path>
        <draw:path draw:style-name="Mgr4" draw:text-style-name="MP8" draw:layer="backgroundobjects" svg:width="0.026cm" svg:height="0.382cm" svg:x="21.812cm" svg:y="19.227cm" svg:viewBox="0 0 27 383" svg:d="M27 192c0-61-4-128-13-192-10 64-14 131-14 192 4 67 4 129 14 191 9-62 13-128 13-191z">
          <text:p/>
        </draw:path>
        <draw:path draw:style-name="Mgr4" draw:text-style-name="MP8" draw:layer="backgroundobjects" svg:width="0.588cm" svg:height="0.772cm" svg:x="21.531cm" svg:y="18.684cm" svg:viewBox="0 0 589 773" svg:d="M295 773c98-137 294-209 294-409s-130-364-294-364-295 164-295 364 196 272 295 409z">
          <text:p/>
        </draw:path>
        <draw:path draw:style-name="Mgr4" draw:text-style-name="MP8" draw:layer="backgroundobjects" svg:width="0.442cm" svg:height="1.169cm" svg:x="21.152cm" svg:y="17cm" svg:viewBox="0 0 443 1170" svg:d="M404 512c17 467 26 396 39 595-61 21-122 41-183 63-75-178 10-46-225-534-85-181 6-609 58-636 33-12 305 272 311 512z">
          <text:p/>
        </draw:path>
        <draw:path draw:style-name="Mgr4" draw:text-style-name="MP8" draw:layer="backgroundobjects" svg:width="0.321cm" svg:height="0.924cm" svg:x="21.238cm" svg:y="17.235cm" svg:viewBox="0 0 322 925" svg:d="M240 302c62 454 55 388 82 583-40 13-81 27-121 40-59-184 0-32-177-552-46-132-20-351 29-372 33-13 161 115 187 301z">
          <text:p/>
        </draw:path>
        <draw:path draw:style-name="Mgr4" draw:text-style-name="MP8" draw:layer="backgroundobjects" svg:width="0.445cm" svg:height="1.169cm" svg:x="22.054cm" svg:y="17cm" svg:viewBox="0 0 446 1170" svg:d="M39 512c-16 467-26 396-39 595 61 21 122 41 183 63 76-178-10-46 227-534 88-181-7-609-60-636-32-12-304 272-311 512z">
          <text:p/>
        </draw:path>
        <draw:path draw:style-name="Mgr4" draw:text-style-name="MP8" draw:layer="backgroundobjects" svg:width="0.322cm" svg:height="0.928cm" svg:x="22.09cm" svg:y="17.235cm" svg:viewBox="0 0 323 929" svg:d="M82 302c-63 454-55 388-82 583 39 15 79 29 118 44 60-183 0-29 180-549 46-139 23-358-30-379-32-13-159 115-186 301z">
          <text:p/>
        </draw:path>
        <draw:path draw:style-name="Mgr4" draw:text-style-name="MP8" draw:layer="backgroundobjects" svg:width="1.199cm" svg:height="1.426cm" svg:x="21.225cm" svg:y="17.711cm" svg:viewBox="0 0 1200 1427" svg:d="M600 0c-331 0-482 192-482 457 0 223-248 552-25 770 107 106 291 200 507 200s399-94 508-200c222-222-27-547-27-770 0-265-147-457-481-457z">
          <text:p/>
        </draw:path>
        <draw:path draw:style-name="Mgr4" draw:text-style-name="MP8" draw:layer="backgroundobjects" svg:width="1.048cm" svg:height="1.182cm" svg:x="21.304cm" svg:y="17.907cm" svg:viewBox="0 0 1049 1183" svg:d="M479 40c29-53 55-53 85 0 68 120 177 379 183 592 125-23 265-15 295 76 55 177-206 475-517 475-315 0-574-298-517-475 22-91 167-99 287-76 8-213 115-472 184-592z">
          <text:p/>
        </draw:path>
        <draw:path draw:style-name="Mgr4" draw:text-style-name="MP8" draw:layer="backgroundobjects" svg:width="0.494cm" svg:height="0.243cm" svg:x="21.578cm" svg:y="18.751cm" svg:viewBox="0 0 495 244" svg:d="M100 89c36 4 75-8 105-36 16-13 29-30 43-53 9 23 25 40 42 53 33 28 68 40 105 36 36 0 72-18 98-49 16-17-69 204-245 204-177 0-262-221-246-204 26 27 62 45 98 49z">
          <text:p/>
        </draw:path>
        <draw:path draw:style-name="Mgr4" draw:text-style-name="MP8" draw:layer="backgroundobjects" svg:width="0.29cm" svg:height="0.468cm" svg:x="21.403cm" svg:y="18.081cm" svg:viewBox="0 0 291 469" svg:d="M190 13c-98-55-164 75-180 145-26 107 7 227 16 255 8 17 79 103 240 21-4 0 39-120 20-230-32-64-11-147-96-191z">
          <text:p/>
        </draw:path>
        <draw:path draw:style-name="Mgr4" draw:text-style-name="MP8" draw:layer="backgroundobjects" svg:width="0.303cm" svg:height="0.506cm" svg:x="21.384cm" svg:y="18.056cm" svg:viewBox="0 0 304 507" svg:d="M268 83c-14-23-27-40-42-54-7-9-17-14-27-18-10-6-19-10-30-10-39-8-78 19-104 54-27 36-49 86-59 138-10 54-7 111 4 164 3 27 9 54 19 76 1 3 2 7 3 10 0 4 0 8 0 12 1 2 2 4 3 5 3 4 6 8 14 12 9 11 16 15 25 20 37 17 73 17 109 12 36-8 68-21 101-44-33 8-69 23-101 23s-69-6-99-23c-6-5-13-9-19-17-3-6-7-6-7-10-1-2-2-5-3-8-6-24-10-45-17-68-6-48-9-97 0-141 7-45 27-85 49-116 24-32 53-53 82-49 8 0 17 0 24 4 6 5 16 5 22 9 17 8 30 23 39 40 24 27 40 71 50 124 0-53-14-103-36-145z">
          <text:p/>
        </draw:path>
        <draw:path draw:style-name="Mgr4" draw:text-style-name="MP8" draw:layer="backgroundobjects" svg:width="0.169cm" svg:height="0.282cm" svg:x="21.479cm" svg:y="18.192cm" svg:viewBox="0 0 170 283" svg:d="M0 141c0 26 3 50 11 71 7 23 18 40 32 52 13 12 27 19 42 19s29-7 43-19c13-12 23-29 31-52 7-21 11-45 11-71 0-24-4-49-11-70-8-22-18-40-31-52-14-12-28-19-43-19s-29 7-42 19c-14 12-25 30-32 52-8 21-11 46-11 70z">
          <text:p/>
        </draw:path>
        <draw:path draw:style-name="Mgr4" draw:text-style-name="MP8" draw:layer="backgroundobjects" svg:width="0.287cm" svg:height="0.468cm" svg:x="21.959cm" svg:y="18.081cm" svg:viewBox="0 0 288 469" svg:d="M99 13c98-55 163 75 179 145 27 107-6 227-16 255-6 17-78 103-239 21 4 0-35-120-19-230 31-64 9-147 95-191z">
          <text:p/>
        </draw:path>
        <draw:path draw:style-name="Mgr4" draw:text-style-name="MP8" draw:layer="backgroundobjects" svg:width="0.305cm" svg:height="0.499cm" svg:x="21.963cm" svg:y="18.06cm" svg:viewBox="0 0 306 500" svg:d="M49 96c13-17 27-32 39-41 7-4 16-8 24-8 6-4 16-4 22-4 30 0 63 17 82 48 23 30 43 76 49 116 6 45 6 92 0 141-3 24-10 49-16 67-1 4-2 6-3 10-3 4-7 4-7 8-7 4-13 14-20 18-30 17-62 28-98 21-33 0-69-8-102-21 33 21 66 36 102 45 36 8 73 4 108-13 10-4 17-11 26-19 4-4 10-9 13-13 1-2 2-3 3-4 1-2 2-3 4-4 0-2 0-3 0-6 1-1 2-2 4-4 6-26 13-49 19-76 10-52 10-105 3-164-9-53-33-102-58-138-30-35-66-62-106-54-9 0-19 4-28 10-11 5-17 9-27 18-16 14-30 31-43 54-23 34-36 88-39 141 10-49 23-99 49-128z">
          <text:p/>
        </draw:path>
        <draw:path draw:style-name="Mgr4" draw:text-style-name="MP8" draw:layer="backgroundobjects" svg:width="0.169cm" svg:height="0.282cm" svg:x="22.005cm" svg:y="18.192cm" svg:viewBox="0 0 170 283" svg:d="M0 141c0 26 4 50 12 71 7 23 18 40 31 52 12 12 27 19 42 19s30-7 43-19c12-12 23-29 31-52 7-21 11-45 11-71 0-24-4-49-11-70-8-22-19-40-31-52-13-12-28-19-43-19s-30 7-42 19c-13 12-24 30-31 52-8 21-12 46-12 70z">
          <text:p/>
        </draw:path>
        <draw:path draw:style-name="Mgr4" draw:text-style-name="MP8" draw:layer="backgroundobjects" svg:width="0.172cm" svg:height="0.195cm" svg:x="21.74cm" svg:y="18.693cm" svg:viewBox="0 0 173 196" svg:d="M173 0c-57 0-115 0-173 0 0 65 0 131 0 196 58 0 116 0 173 0 0-65 0-131 0-196z">
          <text:p/>
        </draw:path>
        <draw:path draw:style-name="Mgr4" draw:text-style-name="MP8" draw:layer="backgroundobjects" svg:width="0.654cm" svg:height="0.316cm" svg:x="21.501cm" svg:y="18.528cm" svg:viewBox="0 0 655 317" svg:d="M161 272c33-5 65-15 91-36 27-23 46-52 49-84 8-51 16-101 24-152 7 51 14 101 22 152 6 36 23 61 49 84 26 21 59 36 92 36 36 0 68-5 98-27 30-18 56-49 69-89-4 45-23 85-53 111-28 26-71 45-110 49-43 5-82-8-119-36-20-13-33-31-45-53-13 22-30 40-46 53-36 28-79 41-118 36-40 0-82-17-112-49-29-26-52-71-52-111 6 36 33 67 63 89 29 18 65 27 98 27z">
          <text:p/>
        </draw:path>
        <draw:path draw:style-name="Mgr4" draw:text-style-name="MP8" draw:layer="backgroundobjects" svg:width="0.249cm" svg:height="0.159cm" svg:x="21.704cm" svg:y="18.471cm" svg:viewBox="0 0 250 160" svg:d="M125 0c23 0 92 0 118 28 16 17 3 61-39 103-30 25-57 29-76 29-23 0-49-8-75-29-52-42-62-86-46-103 23-28 95-28 118-28z">
          <text:p/>
        </draw:path>
      </draw:g>
      <draw:g>
        <draw:path draw:style-name="Mgr4" draw:text-style-name="MP8" draw:layer="backgroundobjects" svg:width="0.13cm" svg:height="0.194cm" svg:x="25.869cm" svg:y="18.579cm" svg:viewBox="0 0 131 195" svg:d="M131 97c0 18-3 34-8 48-6 16-14 28-24 36-10 10-21 14-33 14s-23-4-33-14c-10-8-19-20-24-36-6-14-9-30-9-48 0-16 3-33 9-48 6-16 14-28 24-36 10-9 21-13 33-13s23 4 33 13c10 8 18 20 24 36 5 15 8 32 8 48z">
          <text:p/>
        </draw:path>
        <draw:path draw:style-name="Mgr4" draw:text-style-name="MP8" draw:layer="backgroundobjects" svg:width="0.228cm" svg:height="0.388cm" svg:x="25.725cm" svg:y="18.557cm" svg:viewBox="0 0 229 389" svg:d="M215 328c50-252-55-219-82-328-39 25-78 52-117 77 0-1-36 240-1 294 26 40 190 8 200-43z">
          <text:p/>
        </draw:path>
        <draw:path draw:style-name="Mgr4" draw:text-style-name="MP8" draw:layer="backgroundobjects" svg:width="0.133cm" svg:height="0.094cm" svg:x="25.741cm" svg:y="18.774cm" svg:viewBox="0 0 134 95" svg:d="M18 46c10-14 21-27 34-34 27-16 57-16 82-2-27 0-52 2-76 18-12 6-23 15-33 27-8 11-19 24-25 40 2-19 9-36 18-49z">
          <text:p/>
        </draw:path>
        <draw:path draw:style-name="Mgr4" draw:text-style-name="MP8" draw:layer="backgroundobjects" svg:width="0.192cm" svg:height="0.473cm" svg:x="25.576cm" svg:y="18.526cm" svg:viewBox="0 0 193 474" svg:d="M154 444c39-56 38-303 39-424-56-7-111-13-167-20-1 0-47 391-14 444 24 40 114 39 142 0z">
          <text:p/>
        </draw:path>
        <draw:path draw:style-name="Mgr4" draw:text-style-name="MP8" draw:layer="backgroundobjects" svg:width="0.193cm" svg:height="0.473cm" svg:x="25.405cm" svg:y="18.526cm" svg:viewBox="0 0 194 474" svg:d="M39 444c-39-56-38-303-39-424 56-7 112-13 167-20 5 148 48 392 15 444-24 40-115 39-143 0z">
          <text:p/>
        </draw:path>
        <draw:path draw:style-name="Mgr4" draw:text-style-name="MP8" draw:layer="backgroundobjects" svg:width="0.013cm" svg:height="0.191cm" svg:x="25.58cm" svg:y="18.778cm" svg:viewBox="0 0 14 192" svg:d="M0 95c0-31 2-63 7-95 5 32 7 65 7 95-2 33-2 65-7 97-5-32-7-65-7-97z">
          <text:p/>
        </draw:path>
        <draw:path draw:style-name="Mgr4" draw:text-style-name="MP8" draw:layer="backgroundobjects" svg:width="0.294cm" svg:height="0.384cm" svg:x="25.44cm" svg:y="18.509cm" svg:viewBox="0 0 295 385" svg:d="M148 385c-49-68-148-102-148-204 0-100 66-181 148-181s147 81 147 181c0 102-98 136-147 204z">
          <text:p/>
        </draw:path>
        <draw:path draw:style-name="Mgr4" draw:text-style-name="MP8" draw:layer="backgroundobjects" svg:width="0.222cm" svg:height="0.583cm" svg:x="25.702cm" svg:y="17.666cm" svg:viewBox="0 0 223 584" svg:d="M20 256c-8 233-13 199-20 299 31 9 61 20 92 29 38-88-5-21 114-267 42-90-3-302-30-317-16-5-153 136-156 256z">
          <text:p/>
        </draw:path>
        <draw:path draw:style-name="Mgr4" draw:text-style-name="MP8" draw:layer="backgroundobjects" svg:width="0.16cm" svg:height="0.462cm" svg:x="25.72cm" svg:y="17.783cm" svg:viewBox="0 0 161 463" svg:d="M42 152c-32 227-28 194-42 291 20 7 41 13 61 20 29-92 0-16 88-276 24-67 10-175-15-187-16-6-80 59-92 152z">
          <text:p/>
        </draw:path>
        <draw:path draw:style-name="Mgr4" draw:text-style-name="MP8" draw:layer="backgroundobjects" svg:width="0.222cm" svg:height="0.583cm" svg:x="25.25cm" svg:y="17.666cm" svg:viewBox="0 0 223 584" svg:d="M203 256c8 233 13 199 20 299-31 9-61 20-92 29-37-88 5-21-113-267-44-90 4-302 29-317 17-5 153 136 156 256z">
          <text:p/>
        </draw:path>
        <draw:path draw:style-name="Mgr4" draw:text-style-name="MP8" draw:layer="backgroundobjects" svg:width="0.161cm" svg:height="0.465cm" svg:x="25.293cm" svg:y="17.783cm" svg:viewBox="0 0 162 466" svg:d="M121 152c31 227 27 194 41 291-20 7-39 15-59 23-30-92 0-16-90-276-24-70-12-178 15-190 16-6 79 59 93 152z">
          <text:p/>
        </draw:path>
        <draw:path draw:style-name="Mgr4" draw:text-style-name="MP8" draw:layer="backgroundobjects" svg:width="0.6cm" svg:height="0.711cm" svg:x="25.287cm" svg:y="18.022cm" svg:viewBox="0 0 601 712" svg:d="M301 0c165 0 241 95 241 228 0 111 124 276 13 384-55 53-146 100-254 100s-200-47-255-100c-111-111 13-273 13-384 0-133 75-228 242-228z">
          <text:p/>
        </draw:path>
        <draw:path draw:style-name="Mgr4" draw:text-style-name="MP8" draw:layer="backgroundobjects" svg:width="0.524cm" svg:height="0.59cm" svg:x="25.323cm" svg:y="18.119cm" svg:viewBox="0 0 525 591" svg:d="M286 20c-15-27-29-27-42 0-36 60-89 188-93 295-62-11-132-7-147 38-28 88 103 238 259 238 157 0 286-150 259-238-12-45-83-49-144-38-3-107-58-235-92-295z">
          <text:p/>
        </draw:path>
        <draw:path draw:style-name="Mgr4" draw:text-style-name="MP8" draw:layer="backgroundobjects" svg:width="0.247cm" svg:height="0.12cm" svg:x="25.463cm" svg:y="18.542cm" svg:viewBox="0 0 248 121" svg:d="M198 43c-18 2-38-4-52-18-9-6-15-14-22-25-5 11-13 19-21 25-17 14-35 22-53 18-18 0-35-8-49-24-8-8 35 102 123 102 89 0 132-110 123-102-13 14-31 22-49 24z">
          <text:p/>
        </draw:path>
        <draw:path draw:style-name="Mgr4" draw:text-style-name="MP8" draw:layer="backgroundobjects" svg:width="0.145cm" svg:height="0.234cm" svg:x="25.653cm" svg:y="18.206cm" svg:viewBox="0 0 146 235" svg:d="M50 7c49-28 83 37 90 73 14 53-3 113-7 125-4 11-40 52-121 12 2 0-19-58-10-116 16-30 6-73 48-94z">
          <text:p/>
        </draw:path>
        <draw:path draw:style-name="Mgr4" draw:text-style-name="MP8" draw:layer="backgroundobjects" svg:width="0.151cm" svg:height="0.251cm" svg:x="25.656cm" svg:y="18.195cm" svg:viewBox="0 0 152 252" svg:d="M18 40c7-11 13-20 21-27 4-4 9-6 13-8 6-2 11-4 15-4 20-5 40 8 53 26 13 17 24 42 29 69s3 55-1 83c-2 12-5 25-11 37 0 1 0 3-1 4 0 3 0 5 0 8 0 0-1 0-2 1-1 3-3 4-6 7-4 4-8 5-13 9-18 8-36 8-54 6-18-4-34-11-51-22 17 4 34 11 51 11 16 0 34-3 49-11 3-1 6-5 10-9 2-3 4-3 4-4s0-3 1-4c3-12 5-24 8-33 3-26 4-50 0-72-3-23-13-43-24-59-12-13-27-25-42-23-3 0-7-1-11 2-3 2-8 2-11 4-9 5-15 12-20 21-11 12-20 36-25 61 0-25 6-50 18-73z">
          <text:p/>
        </draw:path>
        <draw:path draw:style-name="Mgr4" draw:text-style-name="MP8" draw:layer="backgroundobjects" svg:width="0.084cm" svg:height="0.14cm" svg:x="25.676cm" svg:y="18.262cm" svg:viewBox="0 0 85 141" svg:d="M85 71c0 13-2 25-6 36-4 10-9 20-15 26s-14 8-21 8c-8 0-15-2-22-8-6-6-12-16-16-26-3-11-5-23-5-36 0-14 2-24 5-36 5-11 10-20 16-27 7-5 14-8 22-8 7 0 15 3 21 8 6 7 12 16 15 27 4 12 6 22 6 36z">
          <text:p/>
        </draw:path>
        <draw:path draw:style-name="Mgr4" draw:text-style-name="MP8" draw:layer="backgroundobjects" svg:width="0.144cm" svg:height="0.234cm" svg:x="25.376cm" svg:y="18.206cm" svg:viewBox="0 0 145 235" svg:d="M95 7c-49-28-82 37-90 73-13 53 3 113 8 125 4 11 39 52 120 12-2 0 18-58 10-116-16-30-5-73-48-94z">
          <text:p/>
        </draw:path>
        <draw:path draw:style-name="Mgr4" draw:text-style-name="MP8" draw:layer="backgroundobjects" svg:width="0.153cm" svg:height="0.249cm" svg:x="25.365cm" svg:y="18.197cm" svg:viewBox="0 0 154 250" svg:d="M129 47c-6-8-13-15-20-19-3-3-8-4-11-4-3-3-8-3-12-3-15 0-31 8-41 24-11 16-22 38-25 58-3 22-3 46 0 72 2 10 6 24 9 32 1 1 1 4 2 5 1 3 3 3 3 4 3 3 7 7 10 9 15 10 31 14 49 11 16 0 34-4 51-11-17 11-33 18-51 23-18 4-36 1-55-8-4-1-7-4-12-8-3-1-6-4-7-7 0 0-1-1-2-2 0 0-1-2-1-3v-1c-1-2-1-2-2-3-3-13-6-25-10-37-5-27-5-54-2-83 6-25 17-51 30-68 15-19 33-32 52-27 6 0 11 3 15 4 5 3 9 4 14 8 7 8 14 16 21 28 11 18 17 44 20 71-6-24-12-49-25-65z">
          <text:p/>
        </draw:path>
        <draw:path draw:style-name="Mgr4" draw:text-style-name="MP8" draw:layer="backgroundobjects" svg:width="0.084cm" svg:height="0.14cm" svg:x="25.412cm" svg:y="18.262cm" svg:viewBox="0 0 85 141" svg:d="M85 71c0 13-1 25-5 36-4 10-10 20-16 26s-14 8-21 8c-8 0-15-2-22-8-6-6-12-16-16-26-3-11-5-23-5-36 0-14 2-24 5-36 5-11 10-20 16-27 7-5 14-8 22-8 7 0 15 3 21 8 6 7 12 16 16 27 3 12 5 22 5 36z">
          <text:p/>
        </draw:path>
        <draw:path draw:style-name="Mgr4" draw:text-style-name="MP8" draw:layer="backgroundobjects" svg:width="0.086cm" svg:height="0.096cm" svg:x="25.543cm" svg:y="18.513cm" svg:viewBox="0 0 87 97" svg:d="M0 0c29 0 58 0 87 0 0 32 0 64 0 97-29 0-58 0-87 0 0-33 0-65 0-97z">
          <text:p/>
        </draw:path>
        <draw:path draw:style-name="Mgr4" draw:text-style-name="MP8" draw:layer="backgroundobjects" svg:width="0.327cm" svg:height="0.157cm" svg:x="25.421cm" svg:y="18.431cm" svg:viewBox="0 0 328 158" svg:d="M248 136c-17-3-33-8-47-19-13-10-22-26-24-42-4-24-7-50-11-75-4 25-8 51-11 75-4 17-12 32-25 42-13 11-30 19-46 19-18 0-35-3-49-15-15-9-29-24-35-44 2 23 12 43 27 56 15 12 36 22 55 24 21 2 42-4 60-17 9-7 16-16 22-28 7 12 15 21 24 28 18 13 39 19 58 17 19 0 41-9 56-24 15-13 26-36 26-56-3 18-16 34-31 44-15 8-33 15-49 15z">
          <text:p/>
        </draw:path>
        <draw:path draw:style-name="Mgr4" draw:text-style-name="MP8" draw:layer="backgroundobjects" svg:width="0.124cm" svg:height="0.079cm" svg:x="25.523cm" svg:y="18.402cm" svg:viewBox="0 0 125 80" svg:d="M62 0c-11 0-46 0-58 13-9 8-2 30 19 51 15 13 28 16 38 16 11 0 25-5 38-16 26-21 30-43 22-51-11-13-47-13-59-13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8T01:17:55.873000000</meta:creation-date>
    <meta:editing-duration>PT8M17S</meta:editing-duration>
    <meta:editing-cycles>3</meta:editing-cycles>
    <meta:generator>LibreOffice/7.3.3.2$Windows_X86_64 LibreOffice_project/d1d0ea68f081ee2800a922cac8f79445e4603348</meta:generator>
    <dc:title>Forestbird</dc:title>
    <dc:date>2023-04-08T01:26:13.185000000</dc:date>
    <meta:document-statistic meta:object-count="283"/>
  </office:meta>
</office:document-meta>
</file>